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left" fo:background-color="#f8f9fa">
        <style:background-image/>
      </style:table-properties>
    </style:style>
    <style:style style:name="Table1.A" style:family="table-column">
      <style:table-column-properties style:column-width="7.006cm"/>
    </style:style>
    <style:style style:name="Table1.B" style:family="table-column">
      <style:table-column-properties style:column-width="9.994cm"/>
    </style:style>
    <style:style style:name="Table1.1" style:family="table-row">
      <style:table-row-properties fo:background-color="#fcfcfc">
        <style:background-image/>
      </style:table-row-properties>
    </style:style>
    <style:style style:name="Table1.A1" style:family="table-cell">
      <style:table-cell-properties style:vertical-align="middle" fo:background-color="#e6e6e6" fo:padding="0cm" fo:border="none">
        <style:background-image/>
      </style:table-cell-properties>
    </style:style>
    <style:style style:name="Table1.A2" style:family="table-cell">
      <style:table-cell-properties style:vertical-align="middle" fo:padding="0.049cm" fo:border="0.05pt solid #a2a9b1"/>
    </style:style>
    <style:style style:name="Table1.B2" style:family="table-cell">
      <style:table-cell-properties style:vertical-align="middle" fo:padding="0.049cm" fo:border="0.05pt solid #a2a9b1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style:vertical-align="middle" fo:padding="0.049cm" fo:border="0.05pt solid #a2a9b1"/>
    </style:style>
    <style:style style:name="Table1.B3" style:family="table-cell">
      <style:table-cell-properties style:vertical-align="middle" fo:padding="0.049cm" fo:border="0.05pt solid #a2a9b1"/>
    </style:style>
    <style:style style:name="Table1.A4" style:family="table-cell">
      <style:table-cell-properties style:vertical-align="middle" fo:padding="0.049cm" fo:border="0.05pt solid #a2a9b1"/>
    </style:style>
    <style:style style:name="Table1.B4" style:family="table-cell">
      <style:table-cell-properties style:vertical-align="middle" fo:padding="0.049cm" fo:border="0.05pt solid #a2a9b1"/>
    </style:style>
    <style:style style:name="Table1.A5" style:family="table-cell">
      <style:table-cell-properties style:vertical-align="middle" fo:padding="0.049cm" fo:border="0.05pt solid #a2a9b1"/>
    </style:style>
    <style:style style:name="Table1.B5" style:family="table-cell">
      <style:table-cell-properties style:vertical-align="middle" fo:padding="0.049cm" fo:border="0.05pt solid #a2a9b1"/>
    </style:style>
    <style:style style:name="Table1.A6" style:family="table-cell">
      <style:table-cell-properties style:vertical-align="middle" fo:padding="0.049cm" fo:border="0.05pt solid #a2a9b1"/>
    </style:style>
    <style:style style:name="Table1.B6" style:family="table-cell">
      <style:table-cell-properties style:vertical-align="middle" fo:padding="0.049cm" fo:border="0.05pt solid #a2a9b1"/>
    </style:style>
    <style:style style:name="Table1.A7" style:family="table-cell">
      <style:table-cell-properties style:vertical-align="middle" fo:padding="0.049cm" fo:border="0.05pt solid #a2a9b1"/>
    </style:style>
    <style:style style:name="Table1.B7" style:family="table-cell">
      <style:table-cell-properties style:vertical-align="middle" fo:padding="0.049cm" fo:border="0.05pt solid #a2a9b1"/>
    </style:style>
    <style:style style:name="Table1.A8" style:family="table-cell">
      <style:table-cell-properties style:vertical-align="middle" fo:padding="0.049cm" fo:border="0.05pt solid #a2a9b1"/>
    </style:style>
    <style:style style:name="Table1.B8" style:family="table-cell">
      <style:table-cell-properties style:vertical-align="middle" fo:padding="0.049cm" fo:border="0.05pt solid #a2a9b1"/>
    </style:style>
    <style:style style:name="Table1.A9" style:family="table-cell">
      <style:table-cell-properties style:vertical-align="middle" fo:padding="0.049cm" fo:border="0.05pt solid #a2a9b1"/>
    </style:style>
    <style:style style:name="Table1.B9" style:family="table-cell">
      <style:table-cell-properties style:vertical-align="middle" fo:padding="0.049cm" fo:border="0.05pt solid #a2a9b1"/>
    </style:style>
    <style:style style:name="Table1.A10" style:family="table-cell">
      <style:table-cell-properties style:vertical-align="middle" fo:padding="0.049cm" fo:border="0.05pt solid #a2a9b1"/>
    </style:style>
    <style:style style:name="Table1.B10" style:family="table-cell">
      <style:table-cell-properties style:vertical-align="middle" fo:padding="0.049cm" fo:border="0.05pt solid #a2a9b1"/>
    </style:style>
    <style:style style:name="Table1.A11" style:family="table-cell">
      <style:table-cell-properties style:vertical-align="middle" fo:padding="0.049cm" fo:border="0.05pt solid #a2a9b1"/>
    </style:style>
    <style:style style:name="Table1.B11" style:family="table-cell">
      <style:table-cell-properties style:vertical-align="middle" fo:padding="0.049cm" fo:border="0.05pt solid #a2a9b1"/>
    </style:style>
    <style:style style:name="Table1.A12" style:family="table-cell">
      <style:table-cell-properties style:vertical-align="middle" fo:padding="0.049cm" fo:border="0.05pt solid #a2a9b1"/>
    </style:style>
    <style:style style:name="Table1.B12" style:family="table-cell">
      <style:table-cell-properties style:vertical-align="middle" fo:padding="0.049cm" fo:border="0.05pt solid #a2a9b1"/>
    </style:style>
    <style:style style:name="Table1.A13" style:family="table-cell">
      <style:table-cell-properties style:vertical-align="middle" fo:padding="0.049cm" fo:border="0.05pt solid #a2a9b1"/>
    </style:style>
    <style:style style:name="Table1.B13" style:family="table-cell">
      <style:table-cell-properties style:vertical-align="middle" fo:padding="0.049cm" fo:border="0.05pt solid #a2a9b1"/>
    </style:style>
    <style:style style:name="Table1.A14" style:family="table-cell">
      <style:table-cell-properties style:vertical-align="middle" fo:padding="0.049cm" fo:border="0.05pt solid #a2a9b1"/>
    </style:style>
    <style:style style:name="Table1.B14" style:family="table-cell">
      <style:table-cell-properties style:vertical-align="middle" fo:padding="0.049cm" fo:border="0.05pt solid #a2a9b1"/>
    </style:style>
    <style:style style:name="Table1.A15" style:family="table-cell">
      <style:table-cell-properties style:vertical-align="middle" fo:padding="0.049cm" fo:border="0.05pt solid #a2a9b1"/>
    </style:style>
    <style:style style:name="Table1.B15" style:family="table-cell">
      <style:table-cell-properties style:vertical-align="middle" fo:padding="0.049cm" fo:border="0.05pt solid #a2a9b1"/>
    </style:style>
    <style:style style:name="Table1.A16" style:family="table-cell">
      <style:table-cell-properties style:vertical-align="middle" fo:padding="0.049cm" fo:border="0.05pt solid #a2a9b1"/>
    </style:style>
    <style:style style:name="Table1.B16" style:family="table-cell">
      <style:table-cell-properties style:vertical-align="middle" fo:padding="0.049cm" fo:border="0.05pt solid #a2a9b1"/>
    </style:style>
    <style:style style:name="Table1.A17" style:family="table-cell">
      <style:table-cell-properties style:vertical-align="middle" fo:padding="0.049cm" fo:border="0.05pt solid #a2a9b1"/>
    </style:style>
    <style:style style:name="Table1.B17" style:family="table-cell">
      <style:table-cell-properties style:vertical-align="middle" fo:padding="0.049cm" fo:border="0.05pt solid #a2a9b1"/>
    </style:style>
    <style:style style:name="Table1.A18" style:family="table-cell">
      <style:table-cell-properties style:vertical-align="middle" fo:padding="0.049cm" fo:border="0.05pt solid #a2a9b1"/>
    </style:style>
    <style:style style:name="Table1.B18" style:family="table-cell">
      <style:table-cell-properties style:vertical-align="middle" fo:padding="0.049cm" fo:border="0.05pt solid #a2a9b1"/>
    </style:style>
    <style:style style:name="Table1.A19" style:family="table-cell">
      <style:table-cell-properties style:vertical-align="middle" fo:padding="0.049cm" fo:border="0.05pt solid #a2a9b1"/>
    </style:style>
    <style:style style:name="Table1.B19" style:family="table-cell">
      <style:table-cell-properties style:vertical-align="middle" fo:padding="0.049cm" fo:border="0.05pt solid #a2a9b1"/>
    </style:style>
    <style:style style:name="Table1.A20" style:family="table-cell">
      <style:table-cell-properties style:vertical-align="middle" fo:padding="0.049cm" fo:border="0.05pt solid #a2a9b1"/>
    </style:style>
    <style:style style:name="Table1.B20" style:family="table-cell">
      <style:table-cell-properties style:vertical-align="middle" fo:padding="0.049cm" fo:border="0.05pt solid #a2a9b1"/>
    </style:style>
    <style:style style:name="Table1.A21" style:family="table-cell">
      <style:table-cell-properties style:vertical-align="middle" fo:padding="0.049cm" fo:border="0.05pt solid #a2a9b1"/>
    </style:style>
    <style:style style:name="Table1.B21" style:family="table-cell">
      <style:table-cell-properties style:vertical-align="middle" fo:padding="0.049cm" fo:border="0.05pt solid #a2a9b1"/>
    </style:style>
    <style:style style:name="Table1.A22" style:family="table-cell">
      <style:table-cell-properties style:vertical-align="middle" fo:padding="0.049cm" fo:border="0.05pt solid #a2a9b1"/>
    </style:style>
    <style:style style:name="Table1.B22" style:family="table-cell">
      <style:table-cell-properties style:vertical-align="middle" fo:padding="0.049cm" fo:border="0.05pt solid #a2a9b1"/>
    </style:style>
    <style:style style:name="Table1.A23" style:family="table-cell">
      <style:table-cell-properties style:vertical-align="middle" fo:padding="0.049cm" fo:border="0.05pt solid #a2a9b1"/>
    </style:style>
    <style:style style:name="Table1.B23" style:family="table-cell">
      <style:table-cell-properties style:vertical-align="middle" fo:padding="0.049cm" fo:border="0.05pt solid #a2a9b1"/>
    </style:style>
    <style:style style:name="Table1.A24" style:family="table-cell">
      <style:table-cell-properties style:vertical-align="middle" fo:padding="0.049cm" fo:border="0.05pt solid #a2a9b1"/>
    </style:style>
    <style:style style:name="Table1.B24" style:family="table-cell">
      <style:table-cell-properties style:vertical-align="middle" fo:padding="0.049cm" fo:border="0.05pt solid #a2a9b1"/>
    </style:style>
    <style:style style:name="Table1.A25" style:family="table-cell">
      <style:table-cell-properties style:vertical-align="middle" fo:padding="0.049cm" fo:border="0.05pt solid #a2a9b1"/>
    </style:style>
    <style:style style:name="Table1.B25" style:family="table-cell">
      <style:table-cell-properties style:vertical-align="middle" fo:padding="0.049cm" fo:border="0.05pt solid #a2a9b1"/>
    </style:style>
    <style:style style:name="Table1.A26" style:family="table-cell">
      <style:table-cell-properties style:vertical-align="middle" fo:padding="0.049cm" fo:border="0.05pt solid #a2a9b1"/>
    </style:style>
    <style:style style:name="Table1.B26" style:family="table-cell">
      <style:table-cell-properties style:vertical-align="middle" fo:padding="0.049cm" fo:border="0.05pt solid #a2a9b1"/>
    </style:style>
    <style:style style:name="Table1.A27" style:family="table-cell">
      <style:table-cell-properties style:vertical-align="middle" fo:padding="0.049cm" fo:border="0.05pt solid #a2a9b1"/>
    </style:style>
    <style:style style:name="Table1.B27" style:family="table-cell">
      <style:table-cell-properties style:vertical-align="middle" fo:padding="0.049cm" fo:border="0.05pt solid #a2a9b1"/>
    </style:style>
    <style:style style:name="Table1.A28" style:family="table-cell">
      <style:table-cell-properties style:vertical-align="middle" fo:padding="0.049cm" fo:border="0.05pt solid #a2a9b1"/>
    </style:style>
    <style:style style:name="Table1.B28" style:family="table-cell">
      <style:table-cell-properties style:vertical-align="middle" fo:padding="0.049cm" fo:border="0.05pt solid #a2a9b1"/>
    </style:style>
    <style:style style:name="Table1.A29" style:family="table-cell">
      <style:table-cell-properties style:vertical-align="middle" fo:padding="0.049cm" fo:border="0.05pt solid #a2a9b1"/>
    </style:style>
    <style:style style:name="Table1.B29" style:family="table-cell">
      <style:table-cell-properties style:vertical-align="middle" fo:padding="0.049cm" fo:border="0.05pt solid #a2a9b1"/>
    </style:style>
    <style:style style:name="Table1.A30" style:family="table-cell">
      <style:table-cell-properties style:vertical-align="middle" fo:padding="0.049cm" fo:border="0.05pt solid #a2a9b1"/>
    </style:style>
    <style:style style:name="Table1.B30" style:family="table-cell">
      <style:table-cell-properties style:vertical-align="middle" fo:padding="0.049cm" fo:border="0.05pt solid #a2a9b1"/>
    </style:style>
    <style:style style:name="Table1.A31" style:family="table-cell">
      <style:table-cell-properties style:vertical-align="middle" fo:padding="0.049cm" fo:border="0.05pt solid #a2a9b1"/>
    </style:style>
    <style:style style:name="Table1.B31" style:family="table-cell">
      <style:table-cell-properties style:vertical-align="middle" fo:padding="0.049cm" fo:border="0.05pt solid #a2a9b1"/>
    </style:style>
    <style:style style:name="Table1.A32" style:family="table-cell">
      <style:table-cell-properties style:vertical-align="middle" fo:padding="0.049cm" fo:border="0.05pt solid #a2a9b1"/>
    </style:style>
    <style:style style:name="Table1.B32" style:family="table-cell">
      <style:table-cell-properties style:vertical-align="middle" fo:padding="0.049cm" fo:border="0.05pt solid #a2a9b1"/>
    </style:style>
    <style:style style:name="Table1.A33" style:family="table-cell">
      <style:table-cell-properties style:vertical-align="middle" fo:padding="0.049cm" fo:border="0.05pt solid #a2a9b1"/>
    </style:style>
    <style:style style:name="Table1.B33" style:family="table-cell">
      <style:table-cell-properties style:vertical-align="middle" fo:padding="0.049cm" fo:border="0.05pt solid #a2a9b1"/>
    </style:style>
    <style:style style:name="Table1.A34" style:family="table-cell">
      <style:table-cell-properties style:vertical-align="middle" fo:padding="0.049cm" fo:border="0.05pt solid #a2a9b1"/>
    </style:style>
    <style:style style:name="Table1.B34" style:family="table-cell">
      <style:table-cell-properties style:vertical-align="middle" fo:padding="0.049cm" fo:border="0.05pt solid #a2a9b1"/>
    </style:style>
    <style:style style:name="Table1.A35" style:family="table-cell">
      <style:table-cell-properties style:vertical-align="middle" fo:padding="0.049cm" fo:border="0.05pt solid #a2a9b1"/>
    </style:style>
    <style:style style:name="Table1.B35" style:family="table-cell">
      <style:table-cell-properties style:vertical-align="middle" fo:padding="0.049cm" fo:border="0.05pt solid #a2a9b1"/>
    </style:style>
    <style:style style:name="Table1.A36" style:family="table-cell">
      <style:table-cell-properties style:vertical-align="middle" fo:padding="0.049cm" fo:border="0.05pt solid #a2a9b1"/>
    </style:style>
    <style:style style:name="Table1.B36" style:family="table-cell">
      <style:table-cell-properties style:vertical-align="middle" fo:padding="0.049cm" fo:border="0.05pt solid #a2a9b1"/>
    </style:style>
    <style:style style:name="Table1.A37" style:family="table-cell">
      <style:table-cell-properties style:vertical-align="middle" fo:padding="0.049cm" fo:border="0.05pt solid #a2a9b1"/>
    </style:style>
    <style:style style:name="Table1.B37" style:family="table-cell">
      <style:table-cell-properties style:vertical-align="middle" fo:padding="0.049cm" fo:border="0.05pt solid #a2a9b1"/>
    </style:style>
    <style:style style:name="Table1.A38" style:family="table-cell">
      <style:table-cell-properties style:vertical-align="middle" fo:padding="0.049cm" fo:border="0.05pt solid #a2a9b1"/>
    </style:style>
    <style:style style:name="Table1.B38" style:family="table-cell">
      <style:table-cell-properties style:vertical-align="middle" fo:padding="0.049cm" fo:border="0.05pt solid #a2a9b1"/>
    </style:style>
    <style:style style:name="Table1.A39" style:family="table-cell">
      <style:table-cell-properties style:vertical-align="middle" fo:padding="0.049cm" fo:border="0.05pt solid #a2a9b1"/>
    </style:style>
    <style:style style:name="Table1.B39" style:family="table-cell">
      <style:table-cell-properties style:vertical-align="middle" fo:padding="0.049cm" fo:border="0.05pt solid #a2a9b1"/>
    </style:style>
    <style:style style:name="Table1.A40" style:family="table-cell">
      <style:table-cell-properties style:vertical-align="middle" fo:padding="0.049cm" fo:border="0.05pt solid #a2a9b1"/>
    </style:style>
    <style:style style:name="Table1.B40" style:family="table-cell">
      <style:table-cell-properties style:vertical-align="middle" fo:padding="0.049cm" fo:border="0.05pt solid #a2a9b1"/>
    </style:style>
    <style:style style:name="Table1.A41" style:family="table-cell">
      <style:table-cell-properties style:vertical-align="middle" fo:padding="0.049cm" fo:border="0.05pt solid #a2a9b1"/>
    </style:style>
    <style:style style:name="Table1.B41" style:family="table-cell">
      <style:table-cell-properties style:vertical-align="middle" fo:padding="0.049cm" fo:border="0.05pt solid #a2a9b1"/>
    </style:style>
    <style:style style:name="Table1.A42" style:family="table-cell">
      <style:table-cell-properties style:vertical-align="middle" fo:padding="0.049cm" fo:border="0.05pt solid #a2a9b1"/>
    </style:style>
    <style:style style:name="Table1.B42" style:family="table-cell">
      <style:table-cell-properties style:vertical-align="middle" fo:padding="0.049cm" fo:border="0.05pt solid #a2a9b1"/>
    </style:style>
    <style:style style:name="Table1.A43" style:family="table-cell">
      <style:table-cell-properties style:vertical-align="middle" fo:padding="0.049cm" fo:border="0.05pt solid #a2a9b1"/>
    </style:style>
    <style:style style:name="Table1.B43" style:family="table-cell">
      <style:table-cell-properties style:vertical-align="middle" fo:padding="0.049cm" fo:border="0.05pt solid #a2a9b1"/>
    </style:style>
    <style:style style:name="Table1.A44" style:family="table-cell">
      <style:table-cell-properties style:vertical-align="middle" fo:padding="0.049cm" fo:border="0.05pt solid #a2a9b1"/>
    </style:style>
    <style:style style:name="Table1.B44" style:family="table-cell">
      <style:table-cell-properties style:vertical-align="middle" fo:padding="0.049cm" fo:border="0.05pt solid #a2a9b1"/>
    </style:style>
    <style:style style:name="Table1.A45" style:family="table-cell">
      <style:table-cell-properties style:vertical-align="middle" fo:padding="0.049cm" fo:border="0.05pt solid #a2a9b1"/>
    </style:style>
    <style:style style:name="Table1.B45" style:family="table-cell">
      <style:table-cell-properties style:vertical-align="middle" fo:padding="0.049cm" fo:border="0.05pt solid #a2a9b1"/>
    </style:style>
    <style:style style:name="Table1.A46" style:family="table-cell">
      <style:table-cell-properties style:vertical-align="middle" fo:padding="0.049cm" fo:border="0.05pt solid #a2a9b1"/>
    </style:style>
    <style:style style:name="Table1.B46" style:family="table-cell">
      <style:table-cell-properties style:vertical-align="middle" fo:padding="0.049cm" fo:border="0.05pt solid #a2a9b1"/>
    </style:style>
    <style:style style:name="Table1.A47" style:family="table-cell">
      <style:table-cell-properties style:vertical-align="middle" fo:padding="0.049cm" fo:border="0.05pt solid #a2a9b1"/>
    </style:style>
    <style:style style:name="Table1.B47" style:family="table-cell">
      <style:table-cell-properties style:vertical-align="middle" fo:padding="0.049cm" fo:border="0.05pt solid #a2a9b1"/>
    </style:style>
    <style:style style:name="Table1.A48" style:family="table-cell">
      <style:table-cell-properties style:vertical-align="middle" fo:padding="0.049cm" fo:border="0.05pt solid #a2a9b1"/>
    </style:style>
    <style:style style:name="Table1.B48" style:family="table-cell">
      <style:table-cell-properties style:vertical-align="middle" fo:padding="0.049cm" fo:border="0.05pt solid #a2a9b1"/>
    </style:style>
    <style:style style:name="Table1.A49" style:family="table-cell">
      <style:table-cell-properties style:vertical-align="middle" fo:padding="0.049cm" fo:border="0.05pt solid #a2a9b1"/>
    </style:style>
    <style:style style:name="Table1.B49" style:family="table-cell">
      <style:table-cell-properties style:vertical-align="middle" fo:padding="0.049cm" fo:border="0.05pt solid #a2a9b1"/>
    </style:style>
    <style:style style:name="Table1.A50" style:family="table-cell">
      <style:table-cell-properties style:vertical-align="middle" fo:padding="0.049cm" fo:border="0.05pt solid #a2a9b1"/>
    </style:style>
    <style:style style:name="Table1.B50" style:family="table-cell">
      <style:table-cell-properties style:vertical-align="middle" fo:padding="0.049cm" fo:border="0.05pt solid #a2a9b1"/>
    </style:style>
    <style:style style:name="Table1.A51" style:family="table-cell">
      <style:table-cell-properties style:vertical-align="middle" fo:padding="0.049cm" fo:border="0.05pt solid #a2a9b1"/>
    </style:style>
    <style:style style:name="Table1.B51" style:family="table-cell">
      <style:table-cell-properties style:vertical-align="middle" fo:padding="0.049cm" fo:border="0.05pt solid #a2a9b1"/>
    </style:style>
    <style:style style:name="Table1.A52" style:family="table-cell">
      <style:table-cell-properties style:vertical-align="middle" fo:padding="0.049cm" fo:border="0.05pt solid #a2a9b1"/>
    </style:style>
    <style:style style:name="Table1.B52" style:family="table-cell">
      <style:table-cell-properties style:vertical-align="middle" fo:padding="0.049cm" fo:border="0.05pt solid #a2a9b1"/>
    </style:style>
    <style:style style:name="Table1.A53" style:family="table-cell">
      <style:table-cell-properties style:vertical-align="middle" fo:padding="0.049cm" fo:border="0.05pt solid #a2a9b1"/>
    </style:style>
    <style:style style:name="Table1.B53" style:family="table-cell">
      <style:table-cell-properties style:vertical-align="middle" fo:padding="0.049cm" fo:border="0.05pt solid #a2a9b1"/>
    </style:style>
    <style:style style:name="Table1.A54" style:family="table-cell">
      <style:table-cell-properties style:vertical-align="middle" fo:padding="0.049cm" fo:border="0.05pt solid #a2a9b1"/>
    </style:style>
    <style:style style:name="Table1.B54" style:family="table-cell">
      <style:table-cell-properties style:vertical-align="middle" fo:padding="0.049cm" fo:border="0.05pt solid #a2a9b1"/>
    </style:style>
    <style:style style:name="Table1.A55" style:family="table-cell">
      <style:table-cell-properties style:vertical-align="middle" fo:padding="0.049cm" fo:border="0.05pt solid #a2a9b1"/>
    </style:style>
    <style:style style:name="Table1.B55" style:family="table-cell">
      <style:table-cell-properties style:vertical-align="middle" fo:padding="0.049cm" fo:border="0.05pt solid #a2a9b1"/>
    </style:style>
    <style:style style:name="Table1.A56" style:family="table-cell">
      <style:table-cell-properties style:vertical-align="middle" fo:padding="0.049cm" fo:border="0.05pt solid #a2a9b1"/>
    </style:style>
    <style:style style:name="Table1.B56" style:family="table-cell">
      <style:table-cell-properties style:vertical-align="middle" fo:padding="0.049cm" fo:border="0.05pt solid #a2a9b1"/>
    </style:style>
    <style:style style:name="Table1.A57" style:family="table-cell">
      <style:table-cell-properties style:vertical-align="middle" fo:padding="0.049cm" fo:border="0.05pt solid #a2a9b1"/>
    </style:style>
    <style:style style:name="Table1.B57" style:family="table-cell">
      <style:table-cell-properties style:vertical-align="middle" fo:padding="0.049cm" fo:border="0.05pt solid #a2a9b1"/>
    </style:style>
    <style:style style:name="Table1.A58" style:family="table-cell">
      <style:table-cell-properties style:vertical-align="middle" fo:padding="0.049cm" fo:border="0.05pt solid #a2a9b1"/>
    </style:style>
    <style:style style:name="Table1.B58" style:family="table-cell">
      <style:table-cell-properties style:vertical-align="middle" fo:padding="0.049cm" fo:border="0.05pt solid #a2a9b1"/>
    </style:style>
    <style:style style:name="Table1.A59" style:family="table-cell">
      <style:table-cell-properties style:vertical-align="middle" fo:padding="0.049cm" fo:border="0.05pt solid #a2a9b1"/>
    </style:style>
    <style:style style:name="Table1.B59" style:family="table-cell">
      <style:table-cell-properties style:vertical-align="middle" fo:padding="0.049cm" fo:border="0.05pt solid #a2a9b1"/>
    </style:style>
    <style:style style:name="Table1.A60" style:family="table-cell">
      <style:table-cell-properties style:vertical-align="middle" fo:padding="0.049cm" fo:border="0.05pt solid #a2a9b1"/>
    </style:style>
    <style:style style:name="Table1.B60" style:family="table-cell">
      <style:table-cell-properties style:vertical-align="middle" fo:padding="0.049cm" fo:border="0.05pt solid #a2a9b1"/>
    </style:style>
    <style:style style:name="Table1.A61" style:family="table-cell">
      <style:table-cell-properties style:vertical-align="middle" fo:padding="0.049cm" fo:border="0.05pt solid #a2a9b1"/>
    </style:style>
    <style:style style:name="Table1.B61" style:family="table-cell">
      <style:table-cell-properties style:vertical-align="middle" fo:padding="0.049cm" fo:border="0.05pt solid #a2a9b1"/>
    </style:style>
    <style:style style:name="Table1.A62" style:family="table-cell">
      <style:table-cell-properties style:vertical-align="middle" fo:padding="0.049cm" fo:border="0.05pt solid #a2a9b1"/>
    </style:style>
    <style:style style:name="Table1.B62" style:family="table-cell">
      <style:table-cell-properties style:vertical-align="middle" fo:padding="0.049cm" fo:border="0.05pt solid #a2a9b1"/>
    </style:style>
    <style:style style:name="Table1.A63" style:family="table-cell">
      <style:table-cell-properties style:vertical-align="middle" fo:padding="0.049cm" fo:border="0.05pt solid #a2a9b1"/>
    </style:style>
    <style:style style:name="Table1.B63" style:family="table-cell">
      <style:table-cell-properties style:vertical-align="middle" fo:padding="0.049cm" fo:border="0.05pt solid #a2a9b1"/>
    </style:style>
    <style:style style:name="Table1.A64" style:family="table-cell">
      <style:table-cell-properties style:vertical-align="middle" fo:padding="0.049cm" fo:border="0.05pt solid #a2a9b1"/>
    </style:style>
    <style:style style:name="Table1.B64" style:family="table-cell">
      <style:table-cell-properties style:vertical-align="middle" fo:padding="0.049cm" fo:border="0.05pt solid #a2a9b1"/>
    </style:style>
    <style:style style:name="Table1.A65" style:family="table-cell">
      <style:table-cell-properties style:vertical-align="middle" fo:padding="0.049cm" fo:border="0.05pt solid #a2a9b1"/>
    </style:style>
    <style:style style:name="Table1.B65" style:family="table-cell">
      <style:table-cell-properties style:vertical-align="middle" fo:padding="0.049cm" fo:border="0.05pt solid #a2a9b1"/>
    </style:style>
    <style:style style:name="Table1.A66" style:family="table-cell">
      <style:table-cell-properties style:vertical-align="middle" fo:padding="0.049cm" fo:border="0.05pt solid #a2a9b1"/>
    </style:style>
    <style:style style:name="Table1.B66" style:family="table-cell">
      <style:table-cell-properties style:vertical-align="middle" fo:padding="0.049cm" fo:border="0.05pt solid #a2a9b1"/>
    </style:style>
    <style:style style:name="Table1.A67" style:family="table-cell">
      <style:table-cell-properties style:vertical-align="middle" fo:padding="0.049cm" fo:border="0.05pt solid #a2a9b1"/>
    </style:style>
    <style:style style:name="Table1.B67" style:family="table-cell">
      <style:table-cell-properties style:vertical-align="middle" fo:padding="0.049cm" fo:border="0.05pt solid #a2a9b1"/>
    </style:style>
    <style:style style:name="Table1.A68" style:family="table-cell">
      <style:table-cell-properties style:vertical-align="middle" fo:padding="0.049cm" fo:border="0.05pt solid #a2a9b1"/>
    </style:style>
    <style:style style:name="Table1.B68" style:family="table-cell">
      <style:table-cell-properties style:vertical-align="middle" fo:padding="0.049cm" fo:border="0.05pt solid #a2a9b1"/>
    </style:style>
    <style:style style:name="Table1.A69" style:family="table-cell">
      <style:table-cell-properties style:vertical-align="middle" fo:padding="0.049cm" fo:border="0.05pt solid #a2a9b1"/>
    </style:style>
    <style:style style:name="Table1.B69" style:family="table-cell">
      <style:table-cell-properties style:vertical-align="middle" fo:padding="0.049cm" fo:border="0.05pt solid #a2a9b1"/>
    </style:style>
    <style:style style:name="Table1.A70" style:family="table-cell">
      <style:table-cell-properties style:vertical-align="middle" fo:padding="0.049cm" fo:border="0.05pt solid #a2a9b1"/>
    </style:style>
    <style:style style:name="Table1.B70" style:family="table-cell">
      <style:table-cell-properties style:vertical-align="middle" fo:padding="0.049cm" fo:border="0.05pt solid #a2a9b1"/>
    </style:style>
    <style:style style:name="Table1.A71" style:family="table-cell">
      <style:table-cell-properties style:vertical-align="middle" fo:padding="0.049cm" fo:border="0.05pt solid #a2a9b1"/>
    </style:style>
    <style:style style:name="Table1.B71" style:family="table-cell">
      <style:table-cell-properties style:vertical-align="middle" fo:padding="0.049cm" fo:border="0.05pt solid #a2a9b1"/>
    </style:style>
    <style:style style:name="Table1.A72" style:family="table-cell">
      <style:table-cell-properties style:vertical-align="middle" fo:padding="0.049cm" fo:border="0.05pt solid #a2a9b1"/>
    </style:style>
    <style:style style:name="Table1.B72" style:family="table-cell">
      <style:table-cell-properties style:vertical-align="middle" fo:padding="0.049cm" fo:border="0.05pt solid #a2a9b1"/>
    </style:style>
    <style:style style:name="Table1.A73" style:family="table-cell">
      <style:table-cell-properties style:vertical-align="middle" fo:padding="0.049cm" fo:border="0.05pt solid #a2a9b1"/>
    </style:style>
    <style:style style:name="Table1.B73" style:family="table-cell">
      <style:table-cell-properties style:vertical-align="middle" fo:padding="0.049cm" fo:border="0.05pt solid #a2a9b1"/>
    </style:style>
    <style:style style:name="Table1.A74" style:family="table-cell">
      <style:table-cell-properties style:vertical-align="middle" fo:padding="0.049cm" fo:border="0.05pt solid #a2a9b1"/>
    </style:style>
    <style:style style:name="Table1.B74" style:family="table-cell">
      <style:table-cell-properties style:vertical-align="middle" fo:padding="0.049cm" fo:border="0.05pt solid #a2a9b1"/>
    </style:style>
    <style:style style:name="Table1.A75" style:family="table-cell">
      <style:table-cell-properties style:vertical-align="middle" fo:padding="0.049cm" fo:border="0.05pt solid #a2a9b1"/>
    </style:style>
    <style:style style:name="Table1.B75" style:family="table-cell">
      <style:table-cell-properties style:vertical-align="middle" fo:padding="0.049cm" fo:border="0.05pt solid #a2a9b1"/>
    </style:style>
    <style:style style:name="Table1.A76" style:family="table-cell">
      <style:table-cell-properties style:vertical-align="middle" fo:padding="0.049cm" fo:border="0.05pt solid #a2a9b1"/>
    </style:style>
    <style:style style:name="Table1.B76" style:family="table-cell">
      <style:table-cell-properties style:vertical-align="middle" fo:padding="0.049cm" fo:border="0.05pt solid #a2a9b1"/>
    </style:style>
    <style:style style:name="Table1.A77" style:family="table-cell">
      <style:table-cell-properties style:vertical-align="middle" fo:padding="0.049cm" fo:border="0.05pt solid #a2a9b1"/>
    </style:style>
    <style:style style:name="Table1.B77" style:family="table-cell">
      <style:table-cell-properties style:vertical-align="middle" fo:padding="0.049cm" fo:border="0.05pt solid #a2a9b1"/>
    </style:style>
    <style:style style:name="Table1.A78" style:family="table-cell">
      <style:table-cell-properties style:vertical-align="middle" fo:padding="0.049cm" fo:border="0.05pt solid #a2a9b1"/>
    </style:style>
    <style:style style:name="Table1.B78" style:family="table-cell">
      <style:table-cell-properties style:vertical-align="middle" fo:padding="0.049cm" fo:border="0.05pt solid #a2a9b1"/>
    </style:style>
    <style:style style:name="Table1.A79" style:family="table-cell">
      <style:table-cell-properties style:vertical-align="middle" fo:padding="0.049cm" fo:border="0.05pt solid #a2a9b1"/>
    </style:style>
    <style:style style:name="Table1.B79" style:family="table-cell">
      <style:table-cell-properties style:vertical-align="middle" fo:padding="0.049cm" fo:border="0.05pt solid #a2a9b1"/>
    </style:style>
    <style:style style:name="Table1.A80" style:family="table-cell">
      <style:table-cell-properties style:vertical-align="middle" fo:padding="0.049cm" fo:border="0.05pt solid #a2a9b1"/>
    </style:style>
    <style:style style:name="Table1.B80" style:family="table-cell">
      <style:table-cell-properties style:vertical-align="middle" fo:padding="0.049cm" fo:border="0.05pt solid #a2a9b1"/>
    </style:style>
    <style:style style:name="Table1.A81" style:family="table-cell">
      <style:table-cell-properties style:vertical-align="middle" fo:padding="0.049cm" fo:border="0.05pt solid #a2a9b1"/>
    </style:style>
    <style:style style:name="Table1.B81" style:family="table-cell">
      <style:table-cell-properties style:vertical-align="middle" fo:padding="0.049cm" fo:border="0.05pt solid #a2a9b1"/>
    </style:style>
    <style:style style:name="Table1.A82" style:family="table-cell">
      <style:table-cell-properties style:vertical-align="middle" fo:padding="0.049cm" fo:border="0.05pt solid #a2a9b1"/>
    </style:style>
    <style:style style:name="Table1.B82" style:family="table-cell">
      <style:table-cell-properties style:vertical-align="middle" fo:padding="0.049cm" fo:border="0.05pt solid #a2a9b1"/>
    </style:style>
    <style:style style:name="Table1.A83" style:family="table-cell">
      <style:table-cell-properties style:vertical-align="middle" fo:padding="0.049cm" fo:border="0.05pt solid #a2a9b1"/>
    </style:style>
    <style:style style:name="Table1.B83" style:family="table-cell">
      <style:table-cell-properties style:vertical-align="middle" fo:padding="0.049cm" fo:border="0.05pt solid #a2a9b1"/>
    </style:style>
    <style:style style:name="Table1.A84" style:family="table-cell">
      <style:table-cell-properties style:vertical-align="middle" fo:padding="0.049cm" fo:border="0.05pt solid #a2a9b1"/>
    </style:style>
    <style:style style:name="Table1.B84" style:family="table-cell">
      <style:table-cell-properties style:vertical-align="middle" fo:padding="0.049cm" fo:border="0.05pt solid #a2a9b1"/>
    </style:style>
    <style:style style:name="Table1.A85" style:family="table-cell">
      <style:table-cell-properties style:vertical-align="middle" fo:padding="0.049cm" fo:border="0.05pt solid #a2a9b1"/>
    </style:style>
    <style:style style:name="Table1.B85" style:family="table-cell">
      <style:table-cell-properties style:vertical-align="middle" fo:padding="0.049cm" fo:border="0.05pt solid #a2a9b1"/>
    </style:style>
    <style:style style:name="Table1.A86" style:family="table-cell">
      <style:table-cell-properties style:vertical-align="middle" fo:padding="0.049cm" fo:border="0.05pt solid #a2a9b1"/>
    </style:style>
    <style:style style:name="Table1.B86" style:family="table-cell">
      <style:table-cell-properties style:vertical-align="middle" fo:padding="0.049cm" fo:border="0.05pt solid #a2a9b1"/>
    </style:style>
    <style:style style:name="Table1.A87" style:family="table-cell">
      <style:table-cell-properties style:vertical-align="middle" fo:padding="0.049cm" fo:border="0.05pt solid #a2a9b1"/>
    </style:style>
    <style:style style:name="Table1.B87" style:family="table-cell">
      <style:table-cell-properties style:vertical-align="middle" fo:padding="0.049cm" fo:border="0.05pt solid #a2a9b1"/>
    </style:style>
    <style:style style:name="Table1.A88" style:family="table-cell">
      <style:table-cell-properties style:vertical-align="middle" fo:padding="0.049cm" fo:border="0.05pt solid #a2a9b1"/>
    </style:style>
    <style:style style:name="Table1.B88" style:family="table-cell">
      <style:table-cell-properties style:vertical-align="middle" fo:padding="0.049cm" fo:border="0.05pt solid #a2a9b1"/>
    </style:style>
    <style:style style:name="Table1.A89" style:family="table-cell">
      <style:table-cell-properties style:vertical-align="middle" fo:padding="0.049cm" fo:border="0.05pt solid #a2a9b1"/>
    </style:style>
    <style:style style:name="Table1.B89" style:family="table-cell">
      <style:table-cell-properties style:vertical-align="middle" fo:padding="0.049cm" fo:border="0.05pt solid #a2a9b1"/>
    </style:style>
    <style:style style:name="Table1.A90" style:family="table-cell">
      <style:table-cell-properties style:vertical-align="middle" fo:padding="0.049cm" fo:border="0.05pt solid #a2a9b1"/>
    </style:style>
    <style:style style:name="Table1.B90" style:family="table-cell">
      <style:table-cell-properties style:vertical-align="middle" fo:padding="0.049cm" fo:border="0.05pt solid #a2a9b1"/>
    </style:style>
    <style:style style:name="Table1.A91" style:family="table-cell">
      <style:table-cell-properties style:vertical-align="middle" fo:padding="0.049cm" fo:border="0.05pt solid #a2a9b1"/>
    </style:style>
    <style:style style:name="Table1.B91" style:family="table-cell">
      <style:table-cell-properties style:vertical-align="middle" fo:padding="0.049cm" fo:border="0.05pt solid #a2a9b1"/>
    </style:style>
    <style:style style:name="Table1.A92" style:family="table-cell">
      <style:table-cell-properties style:vertical-align="middle" fo:padding="0.049cm" fo:border="0.05pt solid #a2a9b1"/>
    </style:style>
    <style:style style:name="Table1.B92" style:family="table-cell">
      <style:table-cell-properties style:vertical-align="middle" fo:padding="0.049cm" fo:border="0.05pt solid #a2a9b1"/>
    </style:style>
    <style:style style:name="Table1.A93" style:family="table-cell">
      <style:table-cell-properties style:vertical-align="middle" fo:padding="0.049cm" fo:border="0.05pt solid #a2a9b1"/>
    </style:style>
    <style:style style:name="Table1.B93" style:family="table-cell">
      <style:table-cell-properties style:vertical-align="middle" fo:padding="0.049cm" fo:border="0.05pt solid #a2a9b1"/>
    </style:style>
    <style:style style:name="Table1.A94" style:family="table-cell">
      <style:table-cell-properties style:vertical-align="middle" fo:padding="0.049cm" fo:border="0.05pt solid #a2a9b1"/>
    </style:style>
    <style:style style:name="Table1.B94" style:family="table-cell">
      <style:table-cell-properties style:vertical-align="middle" fo:padding="0.049cm" fo:border="0.05pt solid #a2a9b1"/>
    </style:style>
    <style:style style:name="Table1.A95" style:family="table-cell">
      <style:table-cell-properties style:vertical-align="middle" fo:padding="0.049cm" fo:border="0.05pt solid #a2a9b1"/>
    </style:style>
    <style:style style:name="Table1.B95" style:family="table-cell">
      <style:table-cell-properties style:vertical-align="middle" fo:padding="0.049cm" fo:border="0.05pt solid #a2a9b1"/>
    </style:style>
    <style:style style:name="Table1.A96" style:family="table-cell">
      <style:table-cell-properties style:vertical-align="middle" fo:padding="0.049cm" fo:border="0.05pt solid #a2a9b1"/>
    </style:style>
    <style:style style:name="Table1.B96" style:family="table-cell">
      <style:table-cell-properties style:vertical-align="middle" fo:padding="0.049cm" fo:border="0.05pt solid #a2a9b1"/>
    </style:style>
    <style:style style:name="Table1.A97" style:family="table-cell">
      <style:table-cell-properties style:vertical-align="middle" fo:padding="0.049cm" fo:border="0.05pt solid #a2a9b1"/>
    </style:style>
    <style:style style:name="Table1.B97" style:family="table-cell">
      <style:table-cell-properties style:vertical-align="middle" fo:padding="0.049cm" fo:border="0.05pt solid #a2a9b1"/>
    </style:style>
    <style:style style:name="Table1.A98" style:family="table-cell">
      <style:table-cell-properties style:vertical-align="middle" fo:padding="0.049cm" fo:border="0.05pt solid #a2a9b1"/>
    </style:style>
    <style:style style:name="Table1.B98" style:family="table-cell">
      <style:table-cell-properties style:vertical-align="middle" fo:padding="0.049cm" fo:border="0.05pt solid #a2a9b1"/>
    </style:style>
    <style:style style:name="Table1.A99" style:family="table-cell">
      <style:table-cell-properties style:vertical-align="middle" fo:padding="0.049cm" fo:border="0.05pt solid #a2a9b1"/>
    </style:style>
    <style:style style:name="Table1.B99" style:family="table-cell">
      <style:table-cell-properties style:vertical-align="middle" fo:padding="0.049cm" fo:border="0.05pt solid #a2a9b1"/>
    </style:style>
    <style:style style:name="Table1.A100" style:family="table-cell">
      <style:table-cell-properties style:vertical-align="middle" fo:padding="0.049cm" fo:border="0.05pt solid #a2a9b1"/>
    </style:style>
    <style:style style:name="Table1.B100" style:family="table-cell">
      <style:table-cell-properties style:vertical-align="middle" fo:padding="0.049cm" fo:border="0.05pt solid #a2a9b1"/>
    </style:style>
    <style:style style:name="Table1.A101" style:family="table-cell">
      <style:table-cell-properties style:vertical-align="middle" fo:padding="0.049cm" fo:border="0.05pt solid #a2a9b1"/>
    </style:style>
    <style:style style:name="Table1.B101" style:family="table-cell">
      <style:table-cell-properties style:vertical-align="middle" fo:padding="0.049cm" fo:border="0.05pt solid #a2a9b1"/>
    </style:style>
    <style:style style:name="Table1.A102" style:family="table-cell">
      <style:table-cell-properties style:vertical-align="middle" fo:padding="0.049cm" fo:border="0.05pt solid #a2a9b1"/>
    </style:style>
    <style:style style:name="Table1.B102" style:family="table-cell">
      <style:table-cell-properties style:vertical-align="middle" fo:padding="0.049cm" fo:border="0.05pt solid #a2a9b1"/>
    </style:style>
    <style:style style:name="Table1.A103" style:family="table-cell">
      <style:table-cell-properties style:vertical-align="middle" fo:padding="0.049cm" fo:border="0.05pt solid #a2a9b1"/>
    </style:style>
    <style:style style:name="Table1.B103" style:family="table-cell">
      <style:table-cell-properties style:vertical-align="middle" fo:padding="0.049cm" fo:border="0.05pt solid #a2a9b1"/>
    </style:style>
    <style:style style:name="Table1.A104" style:family="table-cell">
      <style:table-cell-properties style:vertical-align="middle" fo:padding="0.049cm" fo:border="0.05pt solid #a2a9b1"/>
    </style:style>
    <style:style style:name="Table1.B104" style:family="table-cell">
      <style:table-cell-properties style:vertical-align="middle" fo:padding="0.049cm" fo:border="0.05pt solid #a2a9b1"/>
    </style:style>
    <style:style style:name="Table1.A105" style:family="table-cell">
      <style:table-cell-properties style:vertical-align="middle" fo:padding="0.049cm" fo:border="0.05pt solid #a2a9b1"/>
    </style:style>
    <style:style style:name="Table1.B105" style:family="table-cell">
      <style:table-cell-properties style:vertical-align="middle" fo:padding="0.049cm" fo:border="0.05pt solid #a2a9b1"/>
    </style:style>
    <style:style style:name="Table1.A106" style:family="table-cell">
      <style:table-cell-properties style:vertical-align="middle" fo:padding="0.049cm" fo:border="0.05pt solid #a2a9b1"/>
    </style:style>
    <style:style style:name="Table1.B106" style:family="table-cell">
      <style:table-cell-properties style:vertical-align="middle" fo:padding="0.049cm" fo:border="0.05pt solid #a2a9b1"/>
    </style:style>
    <style:style style:name="Table1.A107" style:family="table-cell">
      <style:table-cell-properties style:vertical-align="middle" fo:padding="0.049cm" fo:border="0.05pt solid #a2a9b1"/>
    </style:style>
    <style:style style:name="Table1.B107" style:family="table-cell">
      <style:table-cell-properties style:vertical-align="middle" fo:padding="0.049cm" fo:border="0.05pt solid #a2a9b1"/>
    </style:style>
    <style:style style:name="Table1.A108" style:family="table-cell">
      <style:table-cell-properties style:vertical-align="middle" fo:padding="0.049cm" fo:border="0.05pt solid #a2a9b1"/>
    </style:style>
    <style:style style:name="Table1.B108" style:family="table-cell">
      <style:table-cell-properties style:vertical-align="middle" fo:padding="0.049cm" fo:border="0.05pt solid #a2a9b1"/>
    </style:style>
    <style:style style:name="Table1.A109" style:family="table-cell">
      <style:table-cell-properties style:vertical-align="middle" fo:padding="0.049cm" fo:border="0.05pt solid #a2a9b1"/>
    </style:style>
    <style:style style:name="Table1.B109" style:family="table-cell">
      <style:table-cell-properties style:vertical-align="middle" fo:padding="0.049cm" fo:border="0.05pt solid #a2a9b1"/>
    </style:style>
    <style:style style:name="Table1.A110" style:family="table-cell">
      <style:table-cell-properties style:vertical-align="middle" fo:padding="0.049cm" fo:border="0.05pt solid #a2a9b1"/>
    </style:style>
    <style:style style:name="Table1.B110" style:family="table-cell">
      <style:table-cell-properties style:vertical-align="middle" fo:padding="0.049cm" fo:border="0.05pt solid #a2a9b1"/>
    </style:style>
    <style:style style:name="Table1.A111" style:family="table-cell">
      <style:table-cell-properties style:vertical-align="middle" fo:padding="0.049cm" fo:border="0.05pt solid #a2a9b1"/>
    </style:style>
    <style:style style:name="Table1.B111" style:family="table-cell">
      <style:table-cell-properties style:vertical-align="middle" fo:padding="0.049cm" fo:border="0.05pt solid #a2a9b1"/>
    </style:style>
    <style:style style:name="Table1.A112" style:family="table-cell">
      <style:table-cell-properties style:vertical-align="middle" fo:padding="0.049cm" fo:border="0.05pt solid #a2a9b1"/>
    </style:style>
    <style:style style:name="Table1.B112" style:family="table-cell">
      <style:table-cell-properties style:vertical-align="middle" fo:padding="0.049cm" fo:border="0.05pt solid #a2a9b1"/>
    </style:style>
    <style:style style:name="Table1.A113" style:family="table-cell">
      <style:table-cell-properties style:vertical-align="middle" fo:padding="0.049cm" fo:border="0.05pt solid #a2a9b1"/>
    </style:style>
    <style:style style:name="Table1.B113" style:family="table-cell">
      <style:table-cell-properties style:vertical-align="middle" fo:padding="0.049cm" fo:border="0.05pt solid #a2a9b1"/>
    </style:style>
    <style:style style:name="Table1.A114" style:family="table-cell">
      <style:table-cell-properties style:vertical-align="middle" fo:padding="0.049cm" fo:border="0.05pt solid #a2a9b1"/>
    </style:style>
    <style:style style:name="Table1.B114" style:family="table-cell">
      <style:table-cell-properties style:vertical-align="middle" fo:padding="0.049cm" fo:border="0.05pt solid #a2a9b1"/>
    </style:style>
    <style:style style:name="Table1.A115" style:family="table-cell">
      <style:table-cell-properties style:vertical-align="middle" fo:padding="0.049cm" fo:border="0.05pt solid #a2a9b1"/>
    </style:style>
    <style:style style:name="Table1.B115" style:family="table-cell">
      <style:table-cell-properties style:vertical-align="middle" fo:padding="0.049cm" fo:border="0.05pt solid #a2a9b1"/>
    </style:style>
    <style:style style:name="Table1.A116" style:family="table-cell">
      <style:table-cell-properties style:vertical-align="middle" fo:padding="0.049cm" fo:border="0.05pt solid #a2a9b1"/>
    </style:style>
    <style:style style:name="Table1.B116" style:family="table-cell">
      <style:table-cell-properties style:vertical-align="middle" fo:padding="0.049cm" fo:border="0.05pt solid #a2a9b1"/>
    </style:style>
    <style:style style:name="Table1.A117" style:family="table-cell">
      <style:table-cell-properties style:vertical-align="middle" fo:padding="0.049cm" fo:border="0.05pt solid #a2a9b1"/>
    </style:style>
    <style:style style:name="Table1.B117" style:family="table-cell">
      <style:table-cell-properties style:vertical-align="middle" fo:padding="0.049cm" fo:border="0.05pt solid #a2a9b1"/>
    </style:style>
    <style:style style:name="Table1.A118" style:family="table-cell">
      <style:table-cell-properties style:vertical-align="middle" fo:padding="0.049cm" fo:border="0.05pt solid #a2a9b1"/>
    </style:style>
    <style:style style:name="Table1.B118" style:family="table-cell">
      <style:table-cell-properties style:vertical-align="middle" fo:padding="0.049cm" fo:border="0.05pt solid #a2a9b1"/>
    </style:style>
    <style:style style:name="Table1.A119" style:family="table-cell">
      <style:table-cell-properties style:vertical-align="middle" fo:padding="0.049cm" fo:border="0.05pt solid #a2a9b1"/>
    </style:style>
    <style:style style:name="Table1.B119" style:family="table-cell">
      <style:table-cell-properties style:vertical-align="middle" fo:padding="0.049cm" fo:border="0.05pt solid #a2a9b1"/>
    </style:style>
    <style:style style:name="Table1.A120" style:family="table-cell">
      <style:table-cell-properties style:vertical-align="middle" fo:padding="0.049cm" fo:border="0.05pt solid #a2a9b1"/>
    </style:style>
    <style:style style:name="Table1.B120" style:family="table-cell">
      <style:table-cell-properties style:vertical-align="middle" fo:padding="0.049cm" fo:border="0.05pt solid #a2a9b1"/>
    </style:style>
    <style:style style:name="Table1.A121" style:family="table-cell">
      <style:table-cell-properties style:vertical-align="middle" fo:padding="0.049cm" fo:border="0.05pt solid #a2a9b1"/>
    </style:style>
    <style:style style:name="Table1.B121" style:family="table-cell">
      <style:table-cell-properties style:vertical-align="middle" fo:padding="0.049cm" fo:border="0.05pt solid #a2a9b1"/>
    </style:style>
    <style:style style:name="Table1.A122" style:family="table-cell">
      <style:table-cell-properties style:vertical-align="middle" fo:padding="0.049cm" fo:border="0.05pt solid #a2a9b1"/>
    </style:style>
    <style:style style:name="Table1.B122" style:family="table-cell">
      <style:table-cell-properties style:vertical-align="middle" fo:padding="0.049cm" fo:border="0.05pt solid #a2a9b1"/>
    </style:style>
    <style:style style:name="Table1.A123" style:family="table-cell">
      <style:table-cell-properties style:vertical-align="middle" fo:padding="0.049cm" fo:border="0.05pt solid #a2a9b1"/>
    </style:style>
    <style:style style:name="Table1.B123" style:family="table-cell">
      <style:table-cell-properties style:vertical-align="middle" fo:padding="0.049cm" fo:border="0.05pt solid #a2a9b1"/>
    </style:style>
    <style:style style:name="Table1.A124" style:family="table-cell">
      <style:table-cell-properties style:vertical-align="middle" fo:padding="0.049cm" fo:border="0.05pt solid #a2a9b1"/>
    </style:style>
    <style:style style:name="Table1.B124" style:family="table-cell">
      <style:table-cell-properties style:vertical-align="middle" fo:padding="0.049cm" fo:border="0.05pt solid #a2a9b1"/>
    </style:style>
    <style:style style:name="Table1.A125" style:family="table-cell">
      <style:table-cell-properties style:vertical-align="middle" fo:padding="0.049cm" fo:border="0.05pt solid #a2a9b1"/>
    </style:style>
    <style:style style:name="Table1.B125" style:family="table-cell">
      <style:table-cell-properties style:vertical-align="middle" fo:padding="0.049cm" fo:border="0.05pt solid #a2a9b1"/>
    </style:style>
    <style:style style:name="Table1.A126" style:family="table-cell">
      <style:table-cell-properties style:vertical-align="middle" fo:padding="0.049cm" fo:border="0.05pt solid #a2a9b1"/>
    </style:style>
    <style:style style:name="Table1.B126" style:family="table-cell">
      <style:table-cell-properties style:vertical-align="middle" fo:padding="0.049cm" fo:border="0.05pt solid #a2a9b1"/>
    </style:style>
    <style:style style:name="Table1.A127" style:family="table-cell">
      <style:table-cell-properties style:vertical-align="middle" fo:padding="0.049cm" fo:border="0.05pt solid #a2a9b1"/>
    </style:style>
    <style:style style:name="Table1.B127" style:family="table-cell">
      <style:table-cell-properties style:vertical-align="middle" fo:padding="0.049cm" fo:border="0.05pt solid #a2a9b1"/>
    </style:style>
    <style:style style:name="Table1.A128" style:family="table-cell">
      <style:table-cell-properties style:vertical-align="middle" fo:padding="0.049cm" fo:border="0.05pt solid #a2a9b1"/>
    </style:style>
    <style:style style:name="Table1.B128" style:family="table-cell">
      <style:table-cell-properties style:vertical-align="middle" fo:padding="0.049cm" fo:border="0.05pt solid #a2a9b1"/>
    </style:style>
    <style:style style:name="Table1.A129" style:family="table-cell">
      <style:table-cell-properties style:vertical-align="middle" fo:padding="0.049cm" fo:border="0.05pt solid #a2a9b1"/>
    </style:style>
    <style:style style:name="Table1.B129" style:family="table-cell">
      <style:table-cell-properties style:vertical-align="middle" fo:padding="0.049cm" fo:border="0.05pt solid #a2a9b1"/>
    </style:style>
    <style:style style:name="Table1.A130" style:family="table-cell">
      <style:table-cell-properties style:vertical-align="middle" fo:padding="0.049cm" fo:border="0.05pt solid #a2a9b1"/>
    </style:style>
    <style:style style:name="Table1.B130" style:family="table-cell">
      <style:table-cell-properties style:vertical-align="middle" fo:padding="0.049cm" fo:border="0.05pt solid #a2a9b1"/>
    </style:style>
    <style:style style:name="Table1.A131" style:family="table-cell">
      <style:table-cell-properties style:vertical-align="middle" fo:padding="0.049cm" fo:border="0.05pt solid #a2a9b1"/>
    </style:style>
    <style:style style:name="Table1.B131" style:family="table-cell">
      <style:table-cell-properties style:vertical-align="middle" fo:padding="0.049cm" fo:border="0.05pt solid #a2a9b1"/>
    </style:style>
    <style:style style:name="Table1.A132" style:family="table-cell">
      <style:table-cell-properties style:vertical-align="middle" fo:padding="0.049cm" fo:border="0.05pt solid #a2a9b1"/>
    </style:style>
    <style:style style:name="Table1.B132" style:family="table-cell">
      <style:table-cell-properties style:vertical-align="middle" fo:padding="0.049cm" fo:border="0.05pt solid #a2a9b1"/>
    </style:style>
    <style:style style:name="Table1.A133" style:family="table-cell">
      <style:table-cell-properties style:vertical-align="middle" fo:padding="0.049cm" fo:border="0.05pt solid #a2a9b1"/>
    </style:style>
    <style:style style:name="Table1.B133" style:family="table-cell">
      <style:table-cell-properties style:vertical-align="middle" fo:padding="0.049cm" fo:border="0.05pt solid #a2a9b1"/>
    </style:style>
    <style:style style:name="Table1.A134" style:family="table-cell">
      <style:table-cell-properties style:vertical-align="middle" fo:padding="0.049cm" fo:border="0.05pt solid #a2a9b1"/>
    </style:style>
    <style:style style:name="Table1.B134" style:family="table-cell">
      <style:table-cell-properties style:vertical-align="middle" fo:padding="0.049cm" fo:border="0.05pt solid #a2a9b1"/>
    </style:style>
    <style:style style:name="Table1.A135" style:family="table-cell">
      <style:table-cell-properties style:vertical-align="middle" fo:padding="0.049cm" fo:border="0.05pt solid #a2a9b1"/>
    </style:style>
    <style:style style:name="Table1.B135" style:family="table-cell">
      <style:table-cell-properties style:vertical-align="middle" fo:padding="0.049cm" fo:border="0.05pt solid #a2a9b1"/>
    </style:style>
    <style:style style:name="Table1.A136" style:family="table-cell">
      <style:table-cell-properties style:vertical-align="middle" fo:padding="0.049cm" fo:border="0.05pt solid #a2a9b1"/>
    </style:style>
    <style:style style:name="Table1.B136" style:family="table-cell">
      <style:table-cell-properties style:vertical-align="middle" fo:padding="0.049cm" fo:border="0.05pt solid #a2a9b1"/>
    </style:style>
    <style:style style:name="Table1.A137" style:family="table-cell">
      <style:table-cell-properties style:vertical-align="middle" fo:padding="0.049cm" fo:border="0.05pt solid #a2a9b1"/>
    </style:style>
    <style:style style:name="Table1.B137" style:family="table-cell">
      <style:table-cell-properties style:vertical-align="middle" fo:padding="0.049cm" fo:border="0.05pt solid #a2a9b1"/>
    </style:style>
    <style:style style:name="Table1.A138" style:family="table-cell">
      <style:table-cell-properties style:vertical-align="middle" fo:padding="0.049cm" fo:border="0.05pt solid #a2a9b1"/>
    </style:style>
    <style:style style:name="Table1.B138" style:family="table-cell">
      <style:table-cell-properties style:vertical-align="middle" fo:padding="0.049cm" fo:border="0.05pt solid #a2a9b1"/>
    </style:style>
    <style:style style:name="Table1.A139" style:family="table-cell">
      <style:table-cell-properties style:vertical-align="middle" fo:padding="0.049cm" fo:border="0.05pt solid #a2a9b1"/>
    </style:style>
    <style:style style:name="Table1.B139" style:family="table-cell">
      <style:table-cell-properties style:vertical-align="middle" fo:padding="0.049cm" fo:border="0.05pt solid #a2a9b1"/>
    </style:style>
    <style:style style:name="Table1.A140" style:family="table-cell">
      <style:table-cell-properties style:vertical-align="middle" fo:padding="0.049cm" fo:border="0.05pt solid #a2a9b1"/>
    </style:style>
    <style:style style:name="Table1.B140" style:family="table-cell">
      <style:table-cell-properties style:vertical-align="middle" fo:padding="0.049cm" fo:border="0.05pt solid #a2a9b1"/>
    </style:style>
    <style:style style:name="Table1.A141" style:family="table-cell">
      <style:table-cell-properties style:vertical-align="middle" fo:padding="0.049cm" fo:border="0.05pt solid #a2a9b1"/>
    </style:style>
    <style:style style:name="Table1.B141" style:family="table-cell">
      <style:table-cell-properties style:vertical-align="middle" fo:padding="0.049cm" fo:border="0.05pt solid #a2a9b1"/>
    </style:style>
    <style:style style:name="Table1.A142" style:family="table-cell">
      <style:table-cell-properties style:vertical-align="middle" fo:padding="0.049cm" fo:border="0.05pt solid #a2a9b1"/>
    </style:style>
    <style:style style:name="Table1.B142" style:family="table-cell">
      <style:table-cell-properties style:vertical-align="middle" fo:padding="0.049cm" fo:border="0.05pt solid #a2a9b1"/>
    </style:style>
    <style:style style:name="Table1.A143" style:family="table-cell">
      <style:table-cell-properties style:vertical-align="middle" fo:padding="0.049cm" fo:border="0.05pt solid #a2a9b1"/>
    </style:style>
    <style:style style:name="Table1.B143" style:family="table-cell">
      <style:table-cell-properties style:vertical-align="middle" fo:padding="0.049cm" fo:border="0.05pt solid #a2a9b1"/>
    </style:style>
    <style:style style:name="Table1.A144" style:family="table-cell">
      <style:table-cell-properties style:vertical-align="middle" fo:padding="0.049cm" fo:border="0.05pt solid #a2a9b1"/>
    </style:style>
    <style:style style:name="Table1.B144" style:family="table-cell">
      <style:table-cell-properties style:vertical-align="middle" fo:padding="0.049cm" fo:border="0.05pt solid #a2a9b1"/>
    </style:style>
    <style:style style:name="Table1.A145" style:family="table-cell">
      <style:table-cell-properties style:vertical-align="middle" fo:padding="0.049cm" fo:border="0.05pt solid #a2a9b1"/>
    </style:style>
    <style:style style:name="Table1.B145" style:family="table-cell">
      <style:table-cell-properties style:vertical-align="middle" fo:padding="0.049cm" fo:border="0.05pt solid #a2a9b1"/>
    </style:style>
    <style:style style:name="Table1.A146" style:family="table-cell">
      <style:table-cell-properties style:vertical-align="middle" fo:padding="0.049cm" fo:border="0.05pt solid #a2a9b1"/>
    </style:style>
    <style:style style:name="Table1.B146" style:family="table-cell">
      <style:table-cell-properties style:vertical-align="middle" fo:padding="0.049cm" fo:border="0.05pt solid #a2a9b1"/>
    </style:style>
    <style:style style:name="Table1.A147" style:family="table-cell">
      <style:table-cell-properties style:vertical-align="middle" fo:padding="0.049cm" fo:border="0.05pt solid #a2a9b1"/>
    </style:style>
    <style:style style:name="Table1.B147" style:family="table-cell">
      <style:table-cell-properties style:vertical-align="middle" fo:padding="0.049cm" fo:border="0.05pt solid #a2a9b1"/>
    </style:style>
    <style:style style:name="Table1.A148" style:family="table-cell">
      <style:table-cell-properties style:vertical-align="middle" fo:padding="0.049cm" fo:border="0.05pt solid #a2a9b1"/>
    </style:style>
    <style:style style:name="Table1.B148" style:family="table-cell">
      <style:table-cell-properties style:vertical-align="middle" fo:padding="0.049cm" fo:border="0.05pt solid #a2a9b1"/>
    </style:style>
    <style:style style:name="Table1.A149" style:family="table-cell">
      <style:table-cell-properties style:vertical-align="middle" fo:padding="0.049cm" fo:border="0.05pt solid #a2a9b1"/>
    </style:style>
    <style:style style:name="Table1.B149" style:family="table-cell">
      <style:table-cell-properties style:vertical-align="middle" fo:padding="0.049cm" fo:border="0.05pt solid #a2a9b1"/>
    </style:style>
    <style:style style:name="Table1.A150" style:family="table-cell">
      <style:table-cell-properties style:vertical-align="middle" fo:padding="0.049cm" fo:border="0.05pt solid #a2a9b1"/>
    </style:style>
    <style:style style:name="Table1.B150" style:family="table-cell">
      <style:table-cell-properties style:vertical-align="middle" fo:padding="0.049cm" fo:border="0.05pt solid #a2a9b1"/>
    </style:style>
    <style:style style:name="Table1.A151" style:family="table-cell">
      <style:table-cell-properties style:vertical-align="middle" fo:padding="0.049cm" fo:border="0.05pt solid #a2a9b1"/>
    </style:style>
    <style:style style:name="Table1.B151" style:family="table-cell">
      <style:table-cell-properties style:vertical-align="middle" fo:padding="0.049cm" fo:border="0.05pt solid #a2a9b1"/>
    </style:style>
    <style:style style:name="Table1.A152" style:family="table-cell">
      <style:table-cell-properties style:vertical-align="middle" fo:padding="0.049cm" fo:border="0.05pt solid #a2a9b1"/>
    </style:style>
    <style:style style:name="Table1.B152" style:family="table-cell">
      <style:table-cell-properties style:vertical-align="middle" fo:padding="0.049cm" fo:border="0.05pt solid #a2a9b1"/>
    </style:style>
    <style:style style:name="Table1.A153" style:family="table-cell">
      <style:table-cell-properties style:vertical-align="middle" fo:padding="0.049cm" fo:border="0.05pt solid #a2a9b1"/>
    </style:style>
    <style:style style:name="Table1.B153" style:family="table-cell">
      <style:table-cell-properties style:vertical-align="middle" fo:padding="0.049cm" fo:border="0.05pt solid #a2a9b1"/>
    </style:style>
    <style:style style:name="Table1.A154" style:family="table-cell">
      <style:table-cell-properties style:vertical-align="middle" fo:padding="0.049cm" fo:border="0.05pt solid #a2a9b1"/>
    </style:style>
    <style:style style:name="Table1.B154" style:family="table-cell">
      <style:table-cell-properties style:vertical-align="middle" fo:padding="0.049cm" fo:border="0.05pt solid #a2a9b1"/>
    </style:style>
    <style:style style:name="Table1.A155" style:family="table-cell">
      <style:table-cell-properties style:vertical-align="middle" fo:padding="0.049cm" fo:border="0.05pt solid #a2a9b1"/>
    </style:style>
    <style:style style:name="Table1.B155" style:family="table-cell">
      <style:table-cell-properties style:vertical-align="middle" fo:padding="0.049cm" fo:border="0.05pt solid #a2a9b1"/>
    </style:style>
    <style:style style:name="Table1.A156" style:family="table-cell">
      <style:table-cell-properties style:vertical-align="middle" fo:padding="0.049cm" fo:border="0.05pt solid #a2a9b1"/>
    </style:style>
    <style:style style:name="Table1.B156" style:family="table-cell">
      <style:table-cell-properties style:vertical-align="middle" fo:padding="0.049cm" fo:border="0.05pt solid #a2a9b1"/>
    </style:style>
    <style:style style:name="Table1.A157" style:family="table-cell">
      <style:table-cell-properties style:vertical-align="middle" fo:padding="0.049cm" fo:border="0.05pt solid #a2a9b1"/>
    </style:style>
    <style:style style:name="Table1.B157" style:family="table-cell">
      <style:table-cell-properties style:vertical-align="middle" fo:padding="0.049cm" fo:border="0.05pt solid #a2a9b1"/>
    </style:style>
    <style:style style:name="Table1.A158" style:family="table-cell">
      <style:table-cell-properties style:vertical-align="middle" fo:padding="0.049cm" fo:border="0.05pt solid #a2a9b1"/>
    </style:style>
    <style:style style:name="Table1.B158" style:family="table-cell">
      <style:table-cell-properties style:vertical-align="middle" fo:padding="0.049cm" fo:border="0.05pt solid #a2a9b1"/>
    </style:style>
    <style:style style:name="Table1.A159" style:family="table-cell">
      <style:table-cell-properties style:vertical-align="middle" fo:padding="0.049cm" fo:border="0.05pt solid #a2a9b1"/>
    </style:style>
    <style:style style:name="Table1.B159" style:family="table-cell">
      <style:table-cell-properties style:vertical-align="middle" fo:padding="0.049cm" fo:border="0.05pt solid #a2a9b1"/>
    </style:style>
    <style:style style:name="Table1.A160" style:family="table-cell">
      <style:table-cell-properties style:vertical-align="middle" fo:padding="0.049cm" fo:border="0.05pt solid #a2a9b1"/>
    </style:style>
    <style:style style:name="Table1.B160" style:family="table-cell">
      <style:table-cell-properties style:vertical-align="middle" fo:padding="0.049cm" fo:border="0.05pt solid #a2a9b1"/>
    </style:style>
    <style:style style:name="Table1.A161" style:family="table-cell">
      <style:table-cell-properties style:vertical-align="middle" fo:padding="0.049cm" fo:border="0.05pt solid #a2a9b1"/>
    </style:style>
    <style:style style:name="Table1.B161" style:family="table-cell">
      <style:table-cell-properties style:vertical-align="middle" fo:padding="0.049cm" fo:border="0.05pt solid #a2a9b1"/>
    </style:style>
    <style:style style:name="Table1.A162" style:family="table-cell">
      <style:table-cell-properties style:vertical-align="middle" fo:padding="0.049cm" fo:border="0.05pt solid #a2a9b1"/>
    </style:style>
    <style:style style:name="Table1.B162" style:family="table-cell">
      <style:table-cell-properties style:vertical-align="middle" fo:padding="0.049cm" fo:border="0.05pt solid #a2a9b1"/>
    </style:style>
    <style:style style:name="Table1.A163" style:family="table-cell">
      <style:table-cell-properties style:vertical-align="middle" fo:padding="0.049cm" fo:border="0.05pt solid #a2a9b1"/>
    </style:style>
    <style:style style:name="Table1.B163" style:family="table-cell">
      <style:table-cell-properties style:vertical-align="middle" fo:padding="0.049cm" fo:border="0.05pt solid #a2a9b1"/>
    </style:style>
    <style:style style:name="Table1.A164" style:family="table-cell">
      <style:table-cell-properties style:vertical-align="middle" fo:padding="0.049cm" fo:border="0.05pt solid #a2a9b1"/>
    </style:style>
    <style:style style:name="Table1.B164" style:family="table-cell">
      <style:table-cell-properties style:vertical-align="middle" fo:padding="0.049cm" fo:border="0.05pt solid #a2a9b1"/>
    </style:style>
    <style:style style:name="Table1.A165" style:family="table-cell">
      <style:table-cell-properties style:vertical-align="middle" fo:padding="0.049cm" fo:border="0.05pt solid #a2a9b1"/>
    </style:style>
    <style:style style:name="Table1.B165" style:family="table-cell">
      <style:table-cell-properties style:vertical-align="middle" fo:padding="0.049cm" fo:border="0.05pt solid #a2a9b1"/>
    </style:style>
    <style:style style:name="Table1.A166" style:family="table-cell">
      <style:table-cell-properties style:vertical-align="middle" fo:padding="0.049cm" fo:border="0.05pt solid #a2a9b1"/>
    </style:style>
    <style:style style:name="Table1.B166" style:family="table-cell">
      <style:table-cell-properties style:vertical-align="middle" fo:padding="0.049cm" fo:border="0.05pt solid #a2a9b1"/>
    </style:style>
    <style:style style:name="Table1.A167" style:family="table-cell">
      <style:table-cell-properties style:vertical-align="middle" fo:padding="0.049cm" fo:border="0.05pt solid #a2a9b1"/>
    </style:style>
    <style:style style:name="Table1.B167" style:family="table-cell">
      <style:table-cell-properties style:vertical-align="middle" fo:padding="0.049cm" fo:border="0.05pt solid #a2a9b1"/>
    </style:style>
    <style:style style:name="Table1.A168" style:family="table-cell">
      <style:table-cell-properties style:vertical-align="middle" fo:padding="0.049cm" fo:border="0.05pt solid #a2a9b1"/>
    </style:style>
    <style:style style:name="Table1.B168" style:family="table-cell">
      <style:table-cell-properties style:vertical-align="middle" fo:padding="0.049cm" fo:border="0.05pt solid #a2a9b1"/>
    </style:style>
    <style:style style:name="Table1.A169" style:family="table-cell">
      <style:table-cell-properties style:vertical-align="middle" fo:padding="0.049cm" fo:border="0.05pt solid #a2a9b1"/>
    </style:style>
    <style:style style:name="Table1.B169" style:family="table-cell">
      <style:table-cell-properties style:vertical-align="middle" fo:padding="0.049cm" fo:border="0.05pt solid #a2a9b1"/>
    </style:style>
    <style:style style:name="Table1.A170" style:family="table-cell">
      <style:table-cell-properties style:vertical-align="middle" fo:padding="0.049cm" fo:border="0.05pt solid #a2a9b1"/>
    </style:style>
    <style:style style:name="Table1.B170" style:family="table-cell">
      <style:table-cell-properties style:vertical-align="middle" fo:padding="0.049cm" fo:border="0.05pt solid #a2a9b1"/>
    </style:style>
    <style:style style:name="Table1.A171" style:family="table-cell">
      <style:table-cell-properties style:vertical-align="middle" fo:padding="0.049cm" fo:border="0.05pt solid #a2a9b1"/>
    </style:style>
    <style:style style:name="Table1.B171" style:family="table-cell">
      <style:table-cell-properties style:vertical-align="middle" fo:padding="0.049cm" fo:border="0.05pt solid #a2a9b1"/>
    </style:style>
    <style:style style:name="Table1.A172" style:family="table-cell">
      <style:table-cell-properties style:vertical-align="middle" fo:padding="0.049cm" fo:border="0.05pt solid #a2a9b1"/>
    </style:style>
    <style:style style:name="Table1.B172" style:family="table-cell">
      <style:table-cell-properties style:vertical-align="middle" fo:padding="0.049cm" fo:border="0.05pt solid #a2a9b1"/>
    </style:style>
    <style:style style:name="Table1.A173" style:family="table-cell">
      <style:table-cell-properties style:vertical-align="middle" fo:padding="0.049cm" fo:border="0.05pt solid #a2a9b1"/>
    </style:style>
    <style:style style:name="Table1.B173" style:family="table-cell">
      <style:table-cell-properties style:vertical-align="middle" fo:padding="0.049cm" fo:border="0.05pt solid #a2a9b1"/>
    </style:style>
    <style:style style:name="Table1.A174" style:family="table-cell">
      <style:table-cell-properties style:vertical-align="middle" fo:padding="0.049cm" fo:border="0.05pt solid #a2a9b1"/>
    </style:style>
    <style:style style:name="Table1.B174" style:family="table-cell">
      <style:table-cell-properties style:vertical-align="middle" fo:padding="0.049cm" fo:border="0.05pt solid #a2a9b1"/>
    </style:style>
    <style:style style:name="Table1.A175" style:family="table-cell">
      <style:table-cell-properties style:vertical-align="middle" fo:padding="0.049cm" fo:border="0.05pt solid #a2a9b1"/>
    </style:style>
    <style:style style:name="Table1.B175" style:family="table-cell">
      <style:table-cell-properties style:vertical-align="middle" fo:padding="0.049cm" fo:border="0.05pt solid #a2a9b1"/>
    </style:style>
    <style:style style:name="Table1.A176" style:family="table-cell">
      <style:table-cell-properties style:vertical-align="middle" fo:padding="0.049cm" fo:border="0.05pt solid #a2a9b1"/>
    </style:style>
    <style:style style:name="Table1.B176" style:family="table-cell">
      <style:table-cell-properties style:vertical-align="middle" fo:padding="0.049cm" fo:border="0.05pt solid #a2a9b1"/>
    </style:style>
    <style:style style:name="Table1.A177" style:family="table-cell">
      <style:table-cell-properties style:vertical-align="middle" fo:padding="0.049cm" fo:border="0.05pt solid #a2a9b1"/>
    </style:style>
    <style:style style:name="Table1.B177" style:family="table-cell">
      <style:table-cell-properties style:vertical-align="middle" fo:padding="0.049cm" fo:border="0.05pt solid #a2a9b1"/>
    </style:style>
    <style:style style:name="Table1.A178" style:family="table-cell">
      <style:table-cell-properties style:vertical-align="middle" fo:padding="0.049cm" fo:border="0.05pt solid #a2a9b1"/>
    </style:style>
    <style:style style:name="Table1.B178" style:family="table-cell">
      <style:table-cell-properties style:vertical-align="middle" fo:padding="0.049cm" fo:border="0.05pt solid #a2a9b1"/>
    </style:style>
    <style:style style:name="Table1.A179" style:family="table-cell">
      <style:table-cell-properties style:vertical-align="middle" fo:padding="0.049cm" fo:border="0.05pt solid #a2a9b1"/>
    </style:style>
    <style:style style:name="Table1.B179" style:family="table-cell">
      <style:table-cell-properties style:vertical-align="middle" fo:padding="0.049cm" fo:border="0.05pt solid #a2a9b1"/>
    </style:style>
    <style:style style:name="Table1.A180" style:family="table-cell">
      <style:table-cell-properties style:vertical-align="middle" fo:padding="0.049cm" fo:border="0.05pt solid #a2a9b1"/>
    </style:style>
    <style:style style:name="Table1.B180" style:family="table-cell">
      <style:table-cell-properties style:vertical-align="middle" fo:padding="0.049cm" fo:border="0.05pt solid #a2a9b1"/>
    </style:style>
    <style:style style:name="Table1.A181" style:family="table-cell">
      <style:table-cell-properties style:vertical-align="middle" fo:padding="0.049cm" fo:border="0.05pt solid #a2a9b1"/>
    </style:style>
    <style:style style:name="Table1.B181" style:family="table-cell">
      <style:table-cell-properties style:vertical-align="middle" fo:padding="0.049cm" fo:border="0.05pt solid #a2a9b1"/>
    </style:style>
    <style:style style:name="Table1.A182" style:family="table-cell">
      <style:table-cell-properties style:vertical-align="middle" fo:padding="0.049cm" fo:border="0.05pt solid #a2a9b1"/>
    </style:style>
    <style:style style:name="Table1.B182" style:family="table-cell">
      <style:table-cell-properties style:vertical-align="middle" fo:padding="0.049cm" fo:border="0.05pt solid #a2a9b1"/>
    </style:style>
    <style:style style:name="Table1.A183" style:family="table-cell">
      <style:table-cell-properties style:vertical-align="middle" fo:padding="0.049cm" fo:border="0.05pt solid #a2a9b1"/>
    </style:style>
    <style:style style:name="Table1.B183" style:family="table-cell">
      <style:table-cell-properties style:vertical-align="middle" fo:padding="0.049cm" fo:border="0.05pt solid #a2a9b1"/>
    </style:style>
    <style:style style:name="Table1.A184" style:family="table-cell">
      <style:table-cell-properties style:vertical-align="middle" fo:padding="0.049cm" fo:border="0.05pt solid #a2a9b1"/>
    </style:style>
    <style:style style:name="Table1.B184" style:family="table-cell">
      <style:table-cell-properties style:vertical-align="middle" fo:padding="0.049cm" fo:border="0.05pt solid #a2a9b1"/>
    </style:style>
    <style:style style:name="Table1.A185" style:family="table-cell">
      <style:table-cell-properties style:vertical-align="middle" fo:padding="0.049cm" fo:border="0.05pt solid #a2a9b1"/>
    </style:style>
    <style:style style:name="Table1.B185" style:family="table-cell">
      <style:table-cell-properties style:vertical-align="middle" fo:padding="0.049cm" fo:border="0.05pt solid #a2a9b1"/>
    </style:style>
    <style:style style:name="Table1.A186" style:family="table-cell">
      <style:table-cell-properties style:vertical-align="middle" fo:padding="0.049cm" fo:border="0.05pt solid #a2a9b1"/>
    </style:style>
    <style:style style:name="Table1.B186" style:family="table-cell">
      <style:table-cell-properties style:vertical-align="middle" fo:padding="0.049cm" fo:border="0.05pt solid #a2a9b1"/>
    </style:style>
    <style:style style:name="Table1.A187" style:family="table-cell">
      <style:table-cell-properties style:vertical-align="middle" fo:padding="0.049cm" fo:border="0.05pt solid #a2a9b1"/>
    </style:style>
    <style:style style:name="Table1.B187" style:family="table-cell">
      <style:table-cell-properties style:vertical-align="middle" fo:padding="0.049cm" fo:border="0.05pt solid #a2a9b1"/>
    </style:style>
    <style:style style:name="Table1.A188" style:family="table-cell">
      <style:table-cell-properties style:vertical-align="middle" fo:padding="0.049cm" fo:border="0.05pt solid #a2a9b1"/>
    </style:style>
    <style:style style:name="Table1.B188" style:family="table-cell">
      <style:table-cell-properties style:vertical-align="middle" fo:padding="0.049cm" fo:border="0.05pt solid #a2a9b1"/>
    </style:style>
    <style:style style:name="Table1.A189" style:family="table-cell">
      <style:table-cell-properties style:vertical-align="middle" fo:padding="0.049cm" fo:border="0.05pt solid #a2a9b1"/>
    </style:style>
    <style:style style:name="Table1.B189" style:family="table-cell">
      <style:table-cell-properties style:vertical-align="middle" fo:padding="0.049cm" fo:border="0.05pt solid #a2a9b1"/>
    </style:style>
    <style:style style:name="Table1.A190" style:family="table-cell">
      <style:table-cell-properties style:vertical-align="middle" fo:padding="0.049cm" fo:border="0.05pt solid #a2a9b1"/>
    </style:style>
    <style:style style:name="Table1.B190" style:family="table-cell">
      <style:table-cell-properties style:vertical-align="middle" fo:padding="0.049cm" fo:border="0.05pt solid #a2a9b1"/>
    </style:style>
    <style:style style:name="Table1.A191" style:family="table-cell">
      <style:table-cell-properties style:vertical-align="middle" fo:padding="0.049cm" fo:border="0.05pt solid #a2a9b1"/>
    </style:style>
    <style:style style:name="Table1.B191" style:family="table-cell">
      <style:table-cell-properties style:vertical-align="middle" fo:padding="0.049cm" fo:border="0.05pt solid #a2a9b1"/>
    </style:style>
    <style:style style:name="Table1.A192" style:family="table-cell">
      <style:table-cell-properties style:vertical-align="middle" fo:padding="0.049cm" fo:border="0.05pt solid #a2a9b1"/>
    </style:style>
    <style:style style:name="Table1.B192" style:family="table-cell">
      <style:table-cell-properties style:vertical-align="middle" fo:padding="0.049cm" fo:border="0.05pt solid #a2a9b1"/>
    </style:style>
    <style:style style:name="Table1.A193" style:family="table-cell">
      <style:table-cell-properties style:vertical-align="middle" fo:padding="0.049cm" fo:border="0.05pt solid #a2a9b1"/>
    </style:style>
    <style:style style:name="Table1.B193" style:family="table-cell">
      <style:table-cell-properties style:vertical-align="middle" fo:padding="0.049cm" fo:border="0.05pt solid #a2a9b1"/>
    </style:style>
    <style:style style:name="Table1.A194" style:family="table-cell">
      <style:table-cell-properties style:vertical-align="middle" fo:padding="0.049cm" fo:border="0.05pt solid #a2a9b1"/>
    </style:style>
    <style:style style:name="Table1.B194" style:family="table-cell">
      <style:table-cell-properties style:vertical-align="middle" fo:padding="0.049cm" fo:border="0.05pt solid #a2a9b1"/>
    </style:style>
    <style:style style:name="Table1.A195" style:family="table-cell">
      <style:table-cell-properties style:vertical-align="middle" fo:padding="0.049cm" fo:border="0.05pt solid #a2a9b1"/>
    </style:style>
    <style:style style:name="Table1.B195" style:family="table-cell">
      <style:table-cell-properties style:vertical-align="middle" fo:padding="0.049cm" fo:border="0.05pt solid #a2a9b1"/>
    </style:style>
    <style:style style:name="Table1.A196" style:family="table-cell">
      <style:table-cell-properties style:vertical-align="middle" fo:padding="0.049cm" fo:border="0.05pt solid #a2a9b1"/>
    </style:style>
    <style:style style:name="Table1.B196" style:family="table-cell">
      <style:table-cell-properties style:vertical-align="middle" fo:padding="0.049cm" fo:border="0.05pt solid #a2a9b1"/>
    </style:style>
    <style:style style:name="Table1.A197" style:family="table-cell">
      <style:table-cell-properties style:vertical-align="middle" fo:padding="0.049cm" fo:border="0.05pt solid #a2a9b1"/>
    </style:style>
    <style:style style:name="Table1.B197" style:family="table-cell">
      <style:table-cell-properties style:vertical-align="middle" fo:padding="0.049cm" fo:border="0.05pt solid #a2a9b1"/>
    </style:style>
    <style:style style:name="Table1.A198" style:family="table-cell">
      <style:table-cell-properties style:vertical-align="middle" fo:padding="0.049cm" fo:border="0.05pt solid #a2a9b1"/>
    </style:style>
    <style:style style:name="Table1.B198" style:family="table-cell">
      <style:table-cell-properties style:vertical-align="middle" fo:padding="0.049cm" fo:border="0.05pt solid #a2a9b1"/>
    </style:style>
    <style:style style:name="Table1.A199" style:family="table-cell">
      <style:table-cell-properties style:vertical-align="middle" fo:padding="0.049cm" fo:border="0.05pt solid #a2a9b1"/>
    </style:style>
    <style:style style:name="Table1.B199" style:family="table-cell">
      <style:table-cell-properties style:vertical-align="middle" fo:padding="0.049cm" fo:border="0.05pt solid #a2a9b1"/>
    </style:style>
    <style:style style:name="Table1.A200" style:family="table-cell">
      <style:table-cell-properties style:vertical-align="middle" fo:padding="0.049cm" fo:border="0.05pt solid #a2a9b1"/>
    </style:style>
    <style:style style:name="Table1.B200" style:family="table-cell">
      <style:table-cell-properties style:vertical-align="middle" fo:padding="0.049cm" fo:border="0.05pt solid #a2a9b1"/>
    </style:style>
    <style:style style:name="Table1.A201" style:family="table-cell">
      <style:table-cell-properties style:vertical-align="middle" fo:padding="0.049cm" fo:border="0.05pt solid #a2a9b1"/>
    </style:style>
    <style:style style:name="Table1.B201" style:family="table-cell">
      <style:table-cell-properties style:vertical-align="middle" fo:padding="0.049cm" fo:border="0.05pt solid #a2a9b1"/>
    </style:style>
    <style:style style:name="Table1.A202" style:family="table-cell">
      <style:table-cell-properties style:vertical-align="middle" fo:padding="0.049cm" fo:border="0.05pt solid #a2a9b1"/>
    </style:style>
    <style:style style:name="Table1.B202" style:family="table-cell">
      <style:table-cell-properties style:vertical-align="middle" fo:padding="0.049cm" fo:border="0.05pt solid #a2a9b1"/>
    </style:style>
    <style:style style:name="Table1.A203" style:family="table-cell">
      <style:table-cell-properties style:vertical-align="middle" fo:padding="0.049cm" fo:border="0.05pt solid #a2a9b1"/>
    </style:style>
    <style:style style:name="Table1.B203" style:family="table-cell">
      <style:table-cell-properties style:vertical-align="middle" fo:padding="0.049cm" fo:border="0.05pt solid #a2a9b1"/>
    </style:style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officeooo:rsid="0007b714"/>
    </style:style>
    <style:style style:name="P3" style:family="paragraph" style:parent-style-name="Table_20_Heading">
      <style:paragraph-properties fo:text-align="center" style:justify-single-word="false"/>
      <style:text-properties fo:color="#000000" loext:opacity="100%"/>
    </style:style>
    <style:style style:name="P4" style:family="paragraph" style:parent-style-name="Table_20_Contents">
      <style:text-properties fo:color="#000000" loext:opacity="100%" style:text-line-through-style="none" style:text-line-through-type="none" style:text-underline-style="none" style:text-blinking="false"/>
    </style:style>
    <style:style style:name="P5" style:family="paragraph" style:parent-style-name="Table_20_Contents">
      <style:paragraph-properties fo:line-height="100%"/>
      <style:text-properties fo:color="#000000" loext:opacity="100%" style:text-line-through-style="none" style:text-line-through-type="none" style:text-underline-style="none" style:text-blinking="false"/>
    </style:style>
    <style:style style:name="P6" style:family="paragraph" style:parent-style-name="Table_20_Contents">
      <style:paragraph-properties fo:line-height="100%"/>
    </style:style>
    <style:style style:name="P7" style:family="paragraph" style:parent-style-name="Table_20_Contents">
      <style:text-properties officeooo:paragraph-rsid="0008c522"/>
    </style:style>
    <style:style style:name="P8" style:family="paragraph" style:parent-style-name="Table_20_Contents">
      <style:text-properties fo:color="#000000" loext:opacity="100%" style:text-line-through-style="none" style:text-line-through-type="none" style:text-underline-style="none" style:text-blinking="false" fo:background-color="#ffff00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loext:padding="0cm" loext:border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text-underline-style="none" officeooo:rsid="0008c522" style:text-blinking="false"/>
    </style:style>
    <style:style style:name="T5" style:family="text">
      <style:text-properties fo:color="#000000" loext:opacity="100%" style:text-line-through-style="none" style:text-line-through-type="none" style:text-underline-style="none" style:text-blinking="false" fo:background-color="#ffff00" loext:char-shading-value="0"/>
    </style:style>
    <style:style style:name="T6" style:family="text">
      <style:text-properties fo:color="#000000" loext:opacity="100%" style:text-line-through-style="none" style:text-line-through-type="none" style:text-underline-style="none" style:text-blinking="false" fo:background-color="#ffff00" loext:char-shading-value="0"/>
    </style:style>
    <style:style style:name="T7" style:family="text">
      <style:text-properties fo:color="#000000" loext:opacity="100%" style:text-line-through-style="none" style:text-line-through-type="none" style:text-underline-style="none" officeooo:rsid="000ff5ae" style:text-blinking="false" fo:background-color="#ffff00" loext:char-shading-value="0"/>
    </style:style>
    <style:style style:name="T8" style:family="text">
      <style:text-properties fo:color="#000000" loext:opacity="100%" officeooo:rsid="0008c5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3">État</text:p>
            </table:table-cell>
            <table:table-cell table:style-name="Table1.A1" office:value-type="string">
              <text:p text:style-name="P3">Capital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1)  Émirats arabes unis</text:p>
          </table:table-cell>
          <table:table-cell table:style-name="Table1.B2" office:value-type="string">
            <text:p text:style-name="P4">Abou Dabi</text:p>
          </table:table-cell>
        </table:table-row>
        <table:table-row table:style-name="Table1.3">
          <table:table-cell table:style-name="Table1.A3" office:value-type="string">
            <text:p text:style-name="Table_20_Contents"><text:span text:style-name="T4">2) </text:span><text:span text:style-name="T2"> </text:span><text:span text:style-name="T3">Nigeria</text:span></text:p>
          </table:table-cell>
          <table:table-cell table:style-name="Table1.B3" office:value-type="string">
            <text:p text:style-name="P4">Abuja</text:p>
          </table:table-cell>
        </table:table-row>
        <table:table-row table:style-name="Table1.1">
          <table:table-cell table:style-name="Table1.A4" office:value-type="string">
            <text:p text:style-name="Table_20_Contents"><text:span text:style-name="T4">3) </text:span><text:span text:style-name="T2"> </text:span><text:span text:style-name="T3">Ghana</text:span></text:p>
          </table:table-cell>
          <table:table-cell table:style-name="Table1.B4" office:value-type="string">
            <text:p text:style-name="P4">Accra</text:p>
          </table:table-cell>
        </table:table-row>
        <table:table-row table:style-name="Table1.3">
          <table:table-cell table:style-name="Table1.A5" office:value-type="string">
            <text:p text:style-name="Table_20_Contents"><text:span text:style-name="T4">4) </text:span><text:span text:style-name="T2"> </text:span><text:span text:style-name="T3">Turkménistan</text:span></text:p>
          </table:table-cell>
          <table:table-cell table:style-name="Table1.B5" office:value-type="string">
            <text:p text:style-name="P4">Achgabat</text:p>
          </table:table-cell>
        </table:table-row>
        <table:table-row table:style-name="Table1.1">
          <table:table-cell table:style-name="Table1.A6" office:value-type="string">
            <text:p text:style-name="Table_20_Contents"><text:span text:style-name="T4">5) </text:span><text:span text:style-name="T2"> </text:span><text:span text:style-name="T3">Éthiopie</text:span></text:p>
          </table:table-cell>
          <table:table-cell table:style-name="Table1.B6" office:value-type="string">
            <text:p text:style-name="P4">Addis-Abeba</text:p>
          </table:table-cell>
        </table:table-row>
        <table:table-row table:style-name="Table1.3">
          <table:table-cell table:style-name="Table1.A7" office:value-type="string">
            <text:p text:style-name="Table_20_Contents"><text:span text:style-name="T4">6) </text:span><text:span text:style-name="T2"> </text:span><text:span text:style-name="T3">Algérie</text:span></text:p>
          </table:table-cell>
          <table:table-cell table:style-name="Table1.B7" office:value-type="string">
            <text:p text:style-name="P4">Alger</text:p>
          </table:table-cell>
        </table:table-row>
        <table:table-row table:style-name="Table1.1">
          <table:table-cell table:style-name="Table1.A8" office:value-type="string">
            <text:p text:style-name="Table_20_Contents"><text:span text:style-name="T4">7)</text:span><text:span text:style-name="T2"> </text:span><text:span text:style-name="T3">Niue</text:span></text:p>
          </table:table-cell>
          <table:table-cell table:style-name="Table1.B8" office:value-type="string">
            <text:p text:style-name="P4">Alofi</text:p>
          </table:table-cell>
        </table:table-row>
        <table:table-row table:style-name="Table1.3">
          <table:table-cell table:style-name="Table1.A9" office:value-type="string">
            <text:p text:style-name="Table_20_Contents"><text:span text:style-name="T4">8)</text:span><text:span text:style-name="T2"> </text:span><text:span text:style-name="T3">Jordanie</text:span></text:p>
          </table:table-cell>
          <table:table-cell table:style-name="Table1.B9" office:value-type="string">
            <text:p text:style-name="P4">Amman</text:p>
          </table:table-cell>
        </table:table-row>
        <table:table-row table:style-name="Table1.1">
          <table:table-cell table:style-name="Table1.A10" office:value-type="string">
            <text:p text:style-name="Table_20_Contents"><text:span text:style-name="T4">9)</text:span><text:span text:style-name="T2"> </text:span><text:span text:style-name="T3">Pays-Bas</text:span></text:p>
          </table:table-cell>
          <table:table-cell table:style-name="Table1.B10" office:value-type="string">
            <text:p text:style-name="P4">Amsterdam</text:p>
          </table:table-cell>
        </table:table-row>
        <table:table-row table:style-name="Table1.3">
          <table:table-cell table:style-name="Table1.A11" office:value-type="string">
            <text:p text:style-name="Table_20_Contents"><text:span text:style-name="T4">10)</text:span><text:span text:style-name="T2"> </text:span><text:span text:style-name="T3">Andorre</text:span></text:p>
          </table:table-cell>
          <table:table-cell table:style-name="Table1.B11" office:value-type="string">
            <text:p text:style-name="P4">Andorre-la-Vieille</text:p>
          </table:table-cell>
        </table:table-row>
        <table:table-row table:style-name="Table1.1">
          <table:table-cell table:style-name="Table1.A12" office:value-type="string">
            <text:p text:style-name="Table_20_Contents"><text:span text:style-name="T4">11)</text:span><text:span text:style-name="T2"> </text:span><text:span text:style-name="T3">Turquie</text:span></text:p>
          </table:table-cell>
          <table:table-cell table:style-name="Table1.B12" office:value-type="string">
            <text:p text:style-name="P4">Ankara</text:p>
          </table:table-cell>
        </table:table-row>
        <table:table-row table:style-name="Table1.3">
          <table:table-cell table:style-name="Table1.A13" office:value-type="string">
            <text:p text:style-name="Table_20_Contents"><text:span text:style-name="T4">12)</text:span><text:span text:style-name="T2"> </text:span><text:span text:style-name="T3">Madagascar</text:span></text:p>
          </table:table-cell>
          <table:table-cell table:style-name="Table1.B13" office:value-type="string">
            <text:p text:style-name="P4">Antananarivo</text:p>
          </table:table-cell>
        </table:table-row>
        <table:table-row table:style-name="Table1.1">
          <table:table-cell table:style-name="Table1.A14" office:value-type="string">
            <text:p text:style-name="Table_20_Contents"><text:span text:style-name="T4">13)</text:span><text:span text:style-name="T2"> </text:span><text:span text:style-name="T3">Samoa</text:span></text:p>
          </table:table-cell>
          <table:table-cell table:style-name="Table1.B14" office:value-type="string">
            <text:p text:style-name="P4">Apia</text:p>
          </table:table-cell>
        </table:table-row>
        <table:table-row table:style-name="Table1.3">
          <table:table-cell table:style-name="Table1.A15" office:value-type="string">
            <text:p text:style-name="Table_20_Contents"><text:span text:style-name="T4">14)</text:span><text:span text:style-name="T2"> </text:span><text:span text:style-name="T3">Érythrée</text:span></text:p>
          </table:table-cell>
          <table:table-cell table:style-name="Table1.B15" office:value-type="string">
            <text:p text:style-name="P4">Asmara</text:p>
          </table:table-cell>
        </table:table-row>
        <table:table-row table:style-name="Table1.1">
          <table:table-cell table:style-name="Table1.A16" office:value-type="string">
            <text:p text:style-name="Table_20_Contents"><text:span text:style-name="T4">15)</text:span><text:span text:style-name="T2"> </text:span><text:span text:style-name="T3">Paraguay</text:span></text:p>
          </table:table-cell>
          <table:table-cell table:style-name="Table1.B16" office:value-type="string">
            <text:p text:style-name="P4">Asuncion</text:p>
          </table:table-cell>
        </table:table-row>
        <table:table-row table:style-name="Table1.3">
          <table:table-cell table:style-name="Table1.A17" office:value-type="string">
            <text:p text:style-name="Table_20_Contents"><text:span text:style-name="T4">16)</text:span><text:span text:style-name="T2"> </text:span><text:span text:style-name="T3">Grèce</text:span></text:p>
          </table:table-cell>
          <table:table-cell table:style-name="Table1.B17" office:value-type="string">
            <text:p text:style-name="P4">Athènes</text:p>
          </table:table-cell>
        </table:table-row>
        <table:table-row table:style-name="Table1.1">
          <table:table-cell table:style-name="Table1.A18" office:value-type="string">
            <text:p text:style-name="Table_20_Contents"><text:span text:style-name="T4">17)</text:span><text:span text:style-name="T2"> </text:span><text:span text:style-name="T3">Îles Cook</text:span></text:p>
          </table:table-cell>
          <table:table-cell table:style-name="Table1.B18" office:value-type="string">
            <text:p text:style-name="P4">Avarua</text:p>
          </table:table-cell>
        </table:table-row>
        <table:table-row table:style-name="Table1.3">
          <table:table-cell table:style-name="Table1.A19" office:value-type="string">
            <text:p text:style-name="Table_20_Contents"><text:span text:style-name="T4">18)</text:span><text:span text:style-name="T2"> </text:span><text:span text:style-name="T3">Irak</text:span></text:p>
          </table:table-cell>
          <table:table-cell table:style-name="Table1.B19" office:value-type="string">
            <text:p text:style-name="P4">Bagdad</text:p>
          </table:table-cell>
        </table:table-row>
        <table:table-row table:style-name="Table1.1">
          <table:table-cell table:style-name="Table1.A20" office:value-type="string">
            <text:p text:style-name="Table_20_Contents"><text:span text:style-name="T4">19)</text:span><text:span text:style-name="T2"> </text:span><text:span text:style-name="T3">Azerbaïdjan</text:span></text:p>
          </table:table-cell>
          <table:table-cell table:style-name="Table1.B20" office:value-type="string">
            <text:p text:style-name="P4">Bakou</text:p>
          </table:table-cell>
        </table:table-row>
        <table:table-row table:style-name="Table1.3">
          <table:table-cell table:style-name="Table1.A21" office:value-type="string">
            <text:p text:style-name="Table_20_Contents"><text:span text:style-name="T4">20)</text:span><text:span text:style-name="T2"> </text:span><text:span text:style-name="T3">Mali</text:span></text:p>
          </table:table-cell>
          <table:table-cell table:style-name="Table1.B21" office:value-type="string">
            <text:p text:style-name="P4">Bamako</text:p>
          </table:table-cell>
        </table:table-row>
        <table:table-row table:style-name="Table1.1">
          <table:table-cell table:style-name="Table1.A22" office:value-type="string">
            <text:p text:style-name="Table_20_Contents"><text:span text:style-name="T4">21)</text:span><text:span text:style-name="T2"> </text:span><text:span text:style-name="T3">Brunei</text:span></text:p>
          </table:table-cell>
          <table:table-cell table:style-name="Table1.B22" office:value-type="string">
            <text:p text:style-name="P4">Bandar Seri Begawan</text:p>
          </table:table-cell>
        </table:table-row>
        <table:table-row table:style-name="Table1.3">
          <table:table-cell table:style-name="Table1.A23" office:value-type="string">
            <text:p text:style-name="Table_20_Contents"><text:span text:style-name="T4">22)</text:span><text:span text:style-name="T2"> </text:span><text:span text:style-name="T3">Thaïlande</text:span></text:p>
          </table:table-cell>
          <table:table-cell table:style-name="Table1.B23" office:value-type="string">
            <text:p text:style-name="P4">Bangkok</text:p>
          </table:table-cell>
        </table:table-row>
        <table:table-row table:style-name="Table1.1">
          <table:table-cell table:style-name="Table1.A24" office:value-type="string">
            <text:p text:style-name="Table_20_Contents"><text:span text:style-name="T4">23)</text:span><text:span text:style-name="T2"> </text:span><text:span text:style-name="T3">République centrafricaine</text:span></text:p>
          </table:table-cell>
          <table:table-cell table:style-name="Table1.B24" office:value-type="string">
            <text:p text:style-name="P4">Bangui</text:p>
          </table:table-cell>
        </table:table-row>
        <table:table-row table:style-name="Table1.3">
          <table:table-cell table:style-name="Table1.A25" office:value-type="string">
            <text:p text:style-name="Table_20_Contents"><text:span text:style-name="T4">24)</text:span><text:span text:style-name="T2"> </text:span><text:span text:style-name="T3">Gambie</text:span></text:p>
          </table:table-cell>
          <table:table-cell table:style-name="Table1.B25" office:value-type="string">
            <text:p text:style-name="P4">Banjul</text:p>
          </table:table-cell>
        </table:table-row>
        <table:table-row table:style-name="Table1.1">
          <table:table-cell table:style-name="Table1.A26" office:value-type="string">
            <text:p text:style-name="Table_20_Contents"><text:span text:style-name="T4">25)</text:span><text:span text:style-name="T2"> </text:span><text:span text:style-name="T3">Saint-Christophe-et-Niévès</text:span></text:p>
          </table:table-cell>
          <table:table-cell table:style-name="Table1.B26" office:value-type="string">
            <text:p text:style-name="P4">Basseterre</text:p>
          </table:table-cell>
        </table:table-row>
        <table:table-row table:style-name="Table1.3">
          <table:table-cell table:style-name="Table1.A27" office:value-type="string">
            <text:p text:style-name="Table_20_Contents"><text:span text:style-name="T4">26)</text:span><text:span text:style-name="T2"> </text:span><text:span text:style-name="T3">Serbie</text:span></text:p>
          </table:table-cell>
          <table:table-cell table:style-name="Table1.B27" office:value-type="string">
            <text:p text:style-name="P4">Belgrade</text:p>
          </table:table-cell>
        </table:table-row>
        <table:table-row table:style-name="Table1.1">
          <table:table-cell table:style-name="Table1.A28" office:value-type="string">
            <text:p text:style-name="Table_20_Contents"><text:span text:style-name="T4">27)</text:span><text:span text:style-name="T2"> </text:span><text:span text:style-name="T3">Belize</text:span></text:p>
          </table:table-cell>
          <table:table-cell table:style-name="Table1.B28" office:value-type="string">
            <text:p text:style-name="P4">Belmopan</text:p>
          </table:table-cell>
        </table:table-row>
        <table:table-row table:style-name="Table1.3">
          <table:table-cell table:style-name="Table1.A29" office:value-type="string">
            <text:p text:style-name="Table_20_Contents"><text:span text:style-name="T4">28)</text:span><text:span text:style-name="T2"> </text:span><text:span text:style-name="T3">Allemagne</text:span></text:p>
          </table:table-cell>
          <table:table-cell table:style-name="Table1.B29" office:value-type="string">
            <text:p text:style-name="P4">Berlin</text:p>
          </table:table-cell>
        </table:table-row>
        <table:table-row table:style-name="Table1.1">
          <table:table-cell table:style-name="Table1.A30" office:value-type="string">
            <text:p text:style-name="Table_20_Contents"><text:span text:style-name="T4">29)</text:span><text:span text:style-name="T2"> </text:span><text:span text:style-name="T3">Suisse</text:span></text:p>
          </table:table-cell>
          <table:table-cell table:style-name="Table1.B30" office:value-type="string">
            <text:p text:style-name="P5">Berne</text:p>
          </table:table-cell>
        </table:table-row>
        <table:table-row table:style-name="Table1.3">
          <table:table-cell table:style-name="Table1.A31" office:value-type="string">
            <text:p text:style-name="Table_20_Contents"><text:span text:style-name="T4">30)</text:span><text:span text:style-name="T2"> </text:span><text:span text:style-name="T3">Liban</text:span></text:p>
          </table:table-cell>
          <table:table-cell table:style-name="Table1.B31" office:value-type="string">
            <text:p text:style-name="P4">Beyrouth</text:p>
          </table:table-cell>
        </table:table-row>
        <table:table-row table:style-name="Table1.1">
          <table:table-cell table:style-name="Table1.A32" office:value-type="string">
            <text:p text:style-name="Table_20_Contents"><text:span text:style-name="T4">31)</text:span><text:span text:style-name="T2"> </text:span><text:span text:style-name="T3">Kirghizistan</text:span></text:p>
          </table:table-cell>
          <table:table-cell table:style-name="Table1.B32" office:value-type="string">
            <text:p text:style-name="P4">Bichkek</text:p>
          </table:table-cell>
        </table:table-row>
        <table:table-row table:style-name="Table1.3">
          <table:table-cell table:style-name="Table1.A33" office:value-type="string">
            <text:p text:style-name="Table_20_Contents"><text:span text:style-name="T4">32)</text:span><text:span text:style-name="T2"> </text:span><text:span text:style-name="T3">Guinée-Bissau</text:span></text:p>
          </table:table-cell>
          <table:table-cell table:style-name="Table1.B33" office:value-type="string">
            <text:p text:style-name="P4">Bissau</text:p>
          </table:table-cell>
        </table:table-row>
        <table:table-row table:style-name="Table1.1">
          <table:table-cell table:style-name="Table1.A34" office:value-type="string">
            <text:p text:style-name="Table_20_Contents"><text:span text:style-name="T4">33)</text:span><text:span text:style-name="T2"> </text:span><text:span text:style-name="T3">Afrique du Sud</text:span></text:p>
          </table:table-cell>
          <table:table-cell table:style-name="Table1.B34" office:value-type="string">
            <text:p text:style-name="P5">Bloemfontein</text:p>
          </table:table-cell>
        </table:table-row>
        <table:table-row table:style-name="Table1.3">
          <table:table-cell table:style-name="Table1.A35" office:value-type="string">
            <text:p text:style-name="Table_20_Contents"><text:span text:style-name="T4">34)</text:span><text:span text:style-name="T2"> </text:span><text:span text:style-name="T3">Colombie</text:span></text:p>
          </table:table-cell>
          <table:table-cell table:style-name="Table1.B35" office:value-type="string">
            <text:p text:style-name="P4">Bogota</text:p>
          </table:table-cell>
        </table:table-row>
        <table:table-row table:style-name="Table1.1">
          <table:table-cell table:style-name="Table1.A36" office:value-type="string">
            <text:p text:style-name="Table_20_Contents"><text:span text:style-name="T4">35)</text:span><text:span text:style-name="T2"> </text:span><text:span text:style-name="T3">Brésil</text:span></text:p>
          </table:table-cell>
          <table:table-cell table:style-name="Table1.B36" office:value-type="string">
            <text:p text:style-name="P4">Brasilia</text:p>
          </table:table-cell>
        </table:table-row>
        <table:table-row table:style-name="Table1.3">
          <table:table-cell table:style-name="Table1.A37" office:value-type="string">
            <text:p text:style-name="Table_20_Contents"><text:span text:style-name="T4">36)</text:span><text:span text:style-name="T2"> </text:span><text:span text:style-name="T3">Slovaquie</text:span></text:p>
          </table:table-cell>
          <table:table-cell table:style-name="Table1.B37" office:value-type="string">
            <text:p text:style-name="P4">Bratislava</text:p>
          </table:table-cell>
        </table:table-row>
        <table:table-row table:style-name="Table1.1">
          <table:table-cell table:style-name="Table1.A38" office:value-type="string">
            <text:p text:style-name="Table_20_Contents"><text:span text:style-name="T4">37)</text:span><text:span text:style-name="T2"> </text:span><text:span text:style-name="T3">République du Congo</text:span></text:p>
          </table:table-cell>
          <table:table-cell table:style-name="Table1.B38" office:value-type="string">
            <text:p text:style-name="P4">Brazzaville</text:p>
          </table:table-cell>
        </table:table-row>
        <table:table-row table:style-name="Table1.3">
          <table:table-cell table:style-name="Table1.A39" office:value-type="string">
            <text:p text:style-name="Table_20_Contents"><text:span text:style-name="T4">38)</text:span><text:span text:style-name="T2"> </text:span><text:span text:style-name="T3">Barbade</text:span></text:p>
          </table:table-cell>
          <table:table-cell table:style-name="Table1.B39" office:value-type="string">
            <text:p text:style-name="P4">Bridgetown</text:p>
          </table:table-cell>
        </table:table-row>
        <table:table-row table:style-name="Table1.1">
          <table:table-cell table:style-name="Table1.A40" office:value-type="string">
            <text:p text:style-name="Table_20_Contents"><text:span text:style-name="T4">39)</text:span><text:span text:style-name="T2"> </text:span><text:span text:style-name="T3">Belgique</text:span></text:p>
          </table:table-cell>
          <table:table-cell table:style-name="Table1.B40" office:value-type="string">
            <text:p text:style-name="P4">Bruxelles</text:p>
          </table:table-cell>
        </table:table-row>
        <table:table-row table:style-name="Table1.3">
          <table:table-cell table:style-name="Table1.A41" office:value-type="string">
            <text:p text:style-name="Table_20_Contents"><text:span text:style-name="T4">40)</text:span><text:span text:style-name="T2"> </text:span><text:span text:style-name="T3">Roumanie</text:span></text:p>
          </table:table-cell>
          <table:table-cell table:style-name="Table1.B41" office:value-type="string">
            <text:p text:style-name="P4">Bucarest</text:p>
          </table:table-cell>
        </table:table-row>
        <table:table-row table:style-name="Table1.1">
          <table:table-cell table:style-name="Table1.A42" office:value-type="string">
            <text:p text:style-name="Table_20_Contents"><text:span text:style-name="T4">41)</text:span><text:span text:style-name="T2"> </text:span><text:span text:style-name="T3">Hongrie</text:span></text:p>
          </table:table-cell>
          <table:table-cell table:style-name="Table1.B42" office:value-type="string">
            <text:p text:style-name="P4">Budapest</text:p>
          </table:table-cell>
        </table:table-row>
        <table:table-row table:style-name="Table1.3">
          <table:table-cell table:style-name="Table1.A43" office:value-type="string">
            <text:p text:style-name="Table_20_Contents"><text:span text:style-name="T4">42)</text:span><text:span text:style-name="T2"> </text:span><text:span text:style-name="T3">Argentine</text:span></text:p>
          </table:table-cell>
          <table:table-cell table:style-name="Table1.B43" office:value-type="string">
            <text:p text:style-name="P4">Buenos Aires</text:p>
          </table:table-cell>
        </table:table-row>
        <text:soft-page-break/>
        <table:table-row table:style-name="Table1.1">
          <table:table-cell table:style-name="Table1.A44" office:value-type="string">
            <text:p text:style-name="Table_20_Contents"><text:span text:style-name="T4">43)</text:span><text:span text:style-name="T2"> </text:span><text:span text:style-name="T3">Égypte</text:span></text:p>
          </table:table-cell>
          <table:table-cell table:style-name="Table1.B44" office:value-type="string">
            <text:p text:style-name="P4">Le Caire</text:p>
          </table:table-cell>
        </table:table-row>
        <table:table-row table:style-name="Table1.3">
          <table:table-cell table:style-name="Table1.A45" office:value-type="string">
            <text:p text:style-name="Table_20_Contents"><text:span text:style-name="T4">44)</text:span><text:span text:style-name="T2"> </text:span><text:span text:style-name="T3">Australie</text:span></text:p>
          </table:table-cell>
          <table:table-cell table:style-name="Table1.B45" office:value-type="string">
            <text:p text:style-name="P4">Canberra</text:p>
          </table:table-cell>
        </table:table-row>
        <table:table-row table:style-name="Table1.1">
          <table:table-cell table:style-name="Table1.A46" office:value-type="string">
            <text:p text:style-name="Table_20_Contents"><text:span text:style-name="T4">45)</text:span><text:span text:style-name="T2"> </text:span><text:span text:style-name="T3">Afrique du Sud</text:span></text:p>
          </table:table-cell>
          <table:table-cell table:style-name="Table1.B46" office:value-type="string">
            <text:p text:style-name="P5">Le Cap</text:p>
          </table:table-cell>
        </table:table-row>
        <table:table-row table:style-name="Table1.3">
          <table:table-cell table:style-name="Table1.A47" office:value-type="string">
            <text:p text:style-name="Table_20_Contents"><text:span text:style-name="T4">46)</text:span><text:span text:style-name="T2"> </text:span><text:span text:style-name="T3">Venezuela</text:span></text:p>
          </table:table-cell>
          <table:table-cell table:style-name="Table1.B47" office:value-type="string">
            <text:p text:style-name="P4">Caracas</text:p>
          </table:table-cell>
        </table:table-row>
        <table:table-row table:style-name="Table1.1">
          <table:table-cell table:style-name="Table1.A48" office:value-type="string">
            <text:p text:style-name="Table_20_Contents"><text:span text:style-name="T4">47)</text:span><text:span text:style-name="T2"> </text:span><text:span text:style-name="T3">Sainte-Lucie</text:span></text:p>
          </table:table-cell>
          <table:table-cell table:style-name="Table1.B48" office:value-type="string">
            <text:p text:style-name="P4">Castries</text:p>
          </table:table-cell>
        </table:table-row>
        <table:table-row table:style-name="Table1.3">
          <table:table-cell table:style-name="Table1.A49" office:value-type="string">
            <text:p text:style-name="Table_20_Contents"><text:span text:style-name="T4">48)</text:span><text:span text:style-name="T2"> </text:span><text:span text:style-name="T3">Moldavie</text:span></text:p>
          </table:table-cell>
          <table:table-cell table:style-name="Table1.B49" office:value-type="string">
            <text:p text:style-name="P4">Chisinau</text:p>
          </table:table-cell>
        </table:table-row>
        <table:table-row table:style-name="Table1.1">
          <table:table-cell table:style-name="Table1.A50" office:value-type="string">
            <text:p text:style-name="Table_20_Contents"><text:span text:style-name="T4">49)</text:span><text:span text:style-name="T2"> </text:span><text:span text:style-name="T3">Sri Lanka</text:span></text:p>
          </table:table-cell>
          <table:table-cell table:style-name="Table1.B50" office:value-type="string">
            <text:p text:style-name="P5">Sri Jayawardenapura Kotte</text:p>
          </table:table-cell>
        </table:table-row>
        <table:table-row table:style-name="Table1.3">
          <table:table-cell table:style-name="Table1.A51" office:value-type="string">
            <text:p text:style-name="Table_20_Contents"><text:span text:style-name="T4">50)</text:span><text:span text:style-name="T2"> </text:span><text:span text:style-name="T3">Guinée</text:span></text:p>
          </table:table-cell>
          <table:table-cell table:style-name="Table1.B51" office:value-type="string">
            <text:p text:style-name="P4">Conakry</text:p>
          </table:table-cell>
        </table:table-row>
        <table:table-row table:style-name="Table1.1">
          <table:table-cell table:style-name="Table1.A52" office:value-type="string">
            <text:p text:style-name="Table_20_Contents"><text:span text:style-name="T4">51)</text:span><text:span text:style-name="T2"> </text:span><text:span text:style-name="T3">Danemark</text:span></text:p>
          </table:table-cell>
          <table:table-cell table:style-name="Table1.B52" office:value-type="string">
            <text:p text:style-name="P4">Copenhague</text:p>
          </table:table-cell>
        </table:table-row>
        <table:table-row table:style-name="Table1.3">
          <table:table-cell table:style-name="Table1.A53" office:value-type="string">
            <text:p text:style-name="Table_20_Contents"><text:span text:style-name="T4">52)</text:span><text:span text:style-name="T2"> </text:span><text:span text:style-name="T3">Sénégal</text:span></text:p>
          </table:table-cell>
          <table:table-cell table:style-name="Table1.B53" office:value-type="string">
            <text:p text:style-name="P4">Dakar</text:p>
          </table:table-cell>
        </table:table-row>
        <table:table-row table:style-name="Table1.1">
          <table:table-cell table:style-name="Table1.A54" office:value-type="string">
            <text:p text:style-name="Table_20_Contents"><text:span text:style-name="T4">53)</text:span><text:span text:style-name="T2"> </text:span><text:span text:style-name="T3">Syrie</text:span></text:p>
          </table:table-cell>
          <table:table-cell table:style-name="Table1.B54" office:value-type="string">
            <text:p text:style-name="P4">Damas</text:p>
          </table:table-cell>
        </table:table-row>
        <table:table-row table:style-name="Table1.3">
          <table:table-cell table:style-name="Table1.A55" office:value-type="string">
            <text:p text:style-name="Table_20_Contents"><text:span text:style-name="T8">54)</text:span><text:span text:style-name="T2"> </text:span><text:span text:style-name="T3">Îles Marshall</text:span></text:p>
          </table:table-cell>
          <table:table-cell table:style-name="Table1.B55" office:value-type="string">
            <text:p text:style-name="P5">Delap-Uliga-Darrit</text:p>
          </table:table-cell>
        </table:table-row>
        <table:table-row table:style-name="Table1.1">
          <table:table-cell table:style-name="Table1.A56" office:value-type="string">
            <text:p text:style-name="Table_20_Contents"><text:span text:style-name="T4">55)</text:span><text:span text:style-name="T2"> </text:span><text:span text:style-name="T3">Bangladesh</text:span></text:p>
          </table:table-cell>
          <table:table-cell table:style-name="Table1.B56" office:value-type="string">
            <text:p text:style-name="P4">Dacca</text:p>
          </table:table-cell>
        </table:table-row>
        <table:table-row table:style-name="Table1.3">
          <table:table-cell table:style-name="Table1.A57" office:value-type="string">
            <text:p text:style-name="Table_20_Contents"><text:span text:style-name="T4">56)</text:span><text:span text:style-name="T2"> </text:span><text:span text:style-name="T3">Timor oriental</text:span></text:p>
          </table:table-cell>
          <table:table-cell table:style-name="Table1.B57" office:value-type="string">
            <text:p text:style-name="P4">Dili</text:p>
          </table:table-cell>
        </table:table-row>
        <table:table-row table:style-name="Table1.1">
          <table:table-cell table:style-name="Table1.A58" office:value-type="string">
            <text:p text:style-name="Table_20_Contents"><text:span text:style-name="T4">57)</text:span><text:span text:style-name="T2"> </text:span><text:span text:style-name="T3">Djibouti</text:span></text:p>
          </table:table-cell>
          <table:table-cell table:style-name="Table1.B58" office:value-type="string">
            <text:p text:style-name="P4">Djibouti</text:p>
          </table:table-cell>
        </table:table-row>
        <table:table-row table:style-name="Table1.3">
          <table:table-cell table:style-name="Table1.A59" office:value-type="string">
            <text:p text:style-name="Table_20_Contents"><text:span text:style-name="T4">58)</text:span><text:span text:style-name="T2"> </text:span><text:span text:style-name="T3">Soudan du Sud</text:span></text:p>
          </table:table-cell>
          <table:table-cell table:style-name="Table1.B59" office:value-type="string">
            <text:p text:style-name="P6"><text:span text:style-name="T3">Djouba</text:span><text:bookmark text:name="cite_ref-soudan_du_sud_7-0"/><text:span text:style-name="T1">note 1</text:span></text:p>
          </table:table-cell>
        </table:table-row>
        <table:table-row table:style-name="Table1.1">
          <table:table-cell table:style-name="Table1.A60" office:value-type="string">
            <text:p text:style-name="Table_20_Contents"><text:span text:style-name="T4">59)</text:span><text:span text:style-name="T2"> </text:span><text:span text:style-name="T3">Tanzanie</text:span></text:p>
          </table:table-cell>
          <table:table-cell table:style-name="Table1.B60" office:value-type="string">
            <text:p text:style-name="P4">Dodoma</text:p>
          </table:table-cell>
        </table:table-row>
        <table:table-row table:style-name="Table1.3">
          <table:table-cell table:style-name="Table1.A61" office:value-type="string">
            <text:p text:style-name="Table_20_Contents"><text:span text:style-name="T4">60)</text:span><text:span text:style-name="T2"> </text:span><text:span text:style-name="T3">Qatar</text:span></text:p>
          </table:table-cell>
          <table:table-cell table:style-name="Table1.B61" office:value-type="string">
            <text:p text:style-name="P4">Doha</text:p>
          </table:table-cell>
        </table:table-row>
        <table:table-row table:style-name="Table1.1">
          <table:table-cell table:style-name="Table1.A62" office:value-type="string">
            <text:p text:style-name="Table_20_Contents"><text:span text:style-name="T4">61)</text:span><text:span text:style-name="T2"> </text:span><text:span text:style-name="T3">Tadjikistan</text:span></text:p>
          </table:table-cell>
          <table:table-cell table:style-name="Table1.B62" office:value-type="string">
            <text:p text:style-name="P4">Douchanbé</text:p>
          </table:table-cell>
        </table:table-row>
        <table:table-row table:style-name="Table1.3">
          <table:table-cell table:style-name="Table1.A63" office:value-type="string">
            <text:p text:style-name="Table_20_Contents"><text:span text:style-name="T4">62)</text:span><text:span text:style-name="T2"> </text:span><text:span text:style-name="T3">Irlande</text:span></text:p>
          </table:table-cell>
          <table:table-cell table:style-name="Table1.B63" office:value-type="string">
            <text:p text:style-name="P4">Dublin</text:p>
          </table:table-cell>
        </table:table-row>
        <table:table-row table:style-name="Table1.1">
          <table:table-cell table:style-name="Table1.A64" office:value-type="string">
            <text:p text:style-name="Table_20_Contents"><text:span text:style-name="T4">63)</text:span><text:span text:style-name="T2"> </text:span><text:span text:style-name="T3">Arménie</text:span></text:p>
          </table:table-cell>
          <table:table-cell table:style-name="Table1.B64" office:value-type="string">
            <text:p text:style-name="P4">Erevan</text:p>
          </table:table-cell>
        </table:table-row>
        <table:table-row table:style-name="Table1.3">
          <table:table-cell table:style-name="Table1.A65" office:value-type="string">
            <text:p text:style-name="Table_20_Contents"><text:span text:style-name="T4">64)</text:span><text:span text:style-name="T2"> </text:span><text:span text:style-name="T3">Sierra Leone</text:span></text:p>
          </table:table-cell>
          <table:table-cell table:style-name="Table1.B65" office:value-type="string">
            <text:p text:style-name="P4">Freetown</text:p>
          </table:table-cell>
        </table:table-row>
        <table:table-row table:style-name="Table1.1">
          <table:table-cell table:style-name="Table1.A66" office:value-type="string">
            <text:p text:style-name="Table_20_Contents"><text:span text:style-name="T4">65)</text:span><text:span text:style-name="T2"> </text:span><text:span text:style-name="T3">Tuvalu</text:span></text:p>
          </table:table-cell>
          <table:table-cell table:style-name="Table1.B66" office:value-type="string">
            <text:p text:style-name="P5">Funafuti</text:p>
          </table:table-cell>
        </table:table-row>
        <table:table-row table:style-name="Table1.3">
          <table:table-cell table:style-name="Table1.A67" office:value-type="string">
            <text:p text:style-name="Table_20_Contents"><text:span text:style-name="T4">66)</text:span><text:span text:style-name="T2"> </text:span><text:span text:style-name="T3">Botswana</text:span></text:p>
          </table:table-cell>
          <table:table-cell table:style-name="Table1.B67" office:value-type="string">
            <text:p text:style-name="P4">Gaborone</text:p>
          </table:table-cell>
        </table:table-row>
        <table:table-row table:style-name="Table1.1">
          <table:table-cell table:style-name="Table1.A68" office:value-type="string">
            <text:p text:style-name="Table_20_Contents"><text:span text:style-name="T4">67)</text:span><text:span text:style-name="T2"> </text:span><text:span text:style-name="T3">Guyana</text:span></text:p>
          </table:table-cell>
          <table:table-cell table:style-name="Table1.B68" office:value-type="string">
            <text:p text:style-name="P4">Georgetown</text:p>
          </table:table-cell>
        </table:table-row>
        <table:table-row table:style-name="Table1.3">
          <table:table-cell table:style-name="Table1.A69" office:value-type="string">
            <text:p text:style-name="Table_20_Contents"><text:span text:style-name="T4">68)</text:span><text:span text:style-name="T2"> </text:span><text:span text:style-name="T3">Burundi</text:span></text:p>
          </table:table-cell>
          <table:table-cell table:style-name="Table1.B69" office:value-type="string">
            <text:p text:style-name="P4">Gitega</text:p>
          </table:table-cell>
        </table:table-row>
        <table:table-row table:style-name="Table1.1">
          <table:table-cell table:style-name="Table1.A70" office:value-type="string">
            <text:p text:style-name="Table_20_Contents"><text:span text:style-name="T4">69)</text:span><text:span text:style-name="T2"> </text:span><text:span text:style-name="T3">Guatemala</text:span></text:p>
          </table:table-cell>
          <table:table-cell table:style-name="Table1.B70" office:value-type="string">
            <text:p text:style-name="P4">Guatemala</text:p>
          </table:table-cell>
        </table:table-row>
        <table:table-row table:style-name="Table1.3">
          <table:table-cell table:style-name="Table1.A71" office:value-type="string">
            <text:p text:style-name="Table_20_Contents"><text:span text:style-name="T4">70)</text:span><text:span text:style-name="T2"> </text:span><text:span text:style-name="T3">Viêt Nam</text:span></text:p>
          </table:table-cell>
          <table:table-cell table:style-name="Table1.B71" office:value-type="string">
            <text:p text:style-name="P4">Hanoï</text:p>
          </table:table-cell>
        </table:table-row>
        <table:table-row table:style-name="Table1.1">
          <table:table-cell table:style-name="Table1.A72" office:value-type="string">
            <text:p text:style-name="Table_20_Contents"><text:span text:style-name="T4">71)</text:span><text:span text:style-name="T2"> </text:span><text:span text:style-name="T3">Zimbabwe</text:span></text:p>
          </table:table-cell>
          <table:table-cell table:style-name="Table1.B72" office:value-type="string">
            <text:p text:style-name="P4">Harare</text:p>
          </table:table-cell>
        </table:table-row>
        <table:table-row table:style-name="Table1.3">
          <table:table-cell table:style-name="Table1.A73" office:value-type="string">
            <text:p text:style-name="Table_20_Contents"><text:span text:style-name="T4">72)</text:span><text:span text:style-name="T2"> </text:span><text:span text:style-name="T3">Cuba</text:span></text:p>
          </table:table-cell>
          <table:table-cell table:style-name="Table1.B73" office:value-type="string">
            <text:p text:style-name="P4">La Havane</text:p>
          </table:table-cell>
        </table:table-row>
        <table:table-row table:style-name="Table1.1">
          <table:table-cell table:style-name="Table1.A74" office:value-type="string">
            <text:p text:style-name="Table_20_Contents"><text:span text:style-name="T4">73)</text:span><text:span text:style-name="T2"> </text:span><text:span text:style-name="T3">Finlande</text:span></text:p>
          </table:table-cell>
          <table:table-cell table:style-name="Table1.B74" office:value-type="string">
            <text:p text:style-name="P4">Helsinki</text:p>
          </table:table-cell>
        </table:table-row>
        <table:table-row table:style-name="Table1.3">
          <table:table-cell table:style-name="Table1.A75" office:value-type="string">
            <text:p text:style-name="Table_20_Contents"><text:span text:style-name="T4">74)</text:span><text:span text:style-name="T2"> </text:span><text:span text:style-name="T3">Îles Salomon</text:span></text:p>
          </table:table-cell>
          <table:table-cell table:style-name="Table1.B75" office:value-type="string">
            <text:p text:style-name="P4">Honiara</text:p>
          </table:table-cell>
        </table:table-row>
        <table:table-row table:style-name="Table1.1">
          <table:table-cell table:style-name="Table1.A76" office:value-type="string">
            <text:p text:style-name="Table_20_Contents"><text:span text:style-name="T4">75)</text:span><text:span text:style-name="T2"> </text:span><text:span text:style-name="T3">Pakistan</text:span></text:p>
          </table:table-cell>
          <table:table-cell table:style-name="Table1.B76" office:value-type="string">
            <text:p text:style-name="P4">Islamabad</text:p>
          </table:table-cell>
        </table:table-row>
        <table:table-row table:style-name="Table1.3">
          <table:table-cell table:style-name="Table1.A77" office:value-type="string">
            <text:p text:style-name="Table_20_Contents"><text:span text:style-name="T4">76)</text:span><text:span text:style-name="T2"> </text:span><text:span text:style-name="T3">Indonésie</text:span></text:p>
          </table:table-cell>
          <table:table-cell table:style-name="Table1.B77" office:value-type="string">
            <text:p text:style-name="P4">Jakarta</text:p>
          </table:table-cell>
        </table:table-row>
        <table:table-row table:style-name="Table1.1">
          <table:table-cell table:style-name="Table1.A78" office:value-type="string">
            <text:p text:style-name="Table_20_Contents"><text:span text:style-name="T4">77)</text:span><text:span text:style-name="T2"> </text:span><text:span text:style-name="T3">Israël</text:span></text:p>
          </table:table-cell>
          <table:table-cell table:style-name="Table1.B78" office:value-type="string">
            <text:p text:style-name="P5">Jérusalem</text:p>
          </table:table-cell>
        </table:table-row>
        <table:table-row table:style-name="Table1.3">
          <table:table-cell table:style-name="Table1.A79" office:value-type="string">
            <text:p text:style-name="P6"><text:span text:style-name="T4">78)</text:span><text:span text:style-name="T2"> </text:span><text:span text:style-name="T3">Palestine</text:span></text:p>
          </table:table-cell>
          <table:table-cell table:style-name="Table1.B79" office:value-type="string">
            <text:p text:style-name="P5">Jérusalem-Est</text:p>
          </table:table-cell>
        </table:table-row>
        <table:table-row table:style-name="Table1.1">
          <table:table-cell table:style-name="Table1.A80" office:value-type="string">
            <text:p text:style-name="Table_20_Contents"><text:span text:style-name="T4">79)</text:span><text:span text:style-name="T2"> </text:span><text:span text:style-name="T3">Afghanistan</text:span></text:p>
          </table:table-cell>
          <table:table-cell table:style-name="Table1.B80" office:value-type="string">
            <text:p text:style-name="P4">Kaboul</text:p>
          </table:table-cell>
        </table:table-row>
        <table:table-row table:style-name="Table1.3">
          <table:table-cell table:style-name="Table1.A81" office:value-type="string">
            <text:p text:style-name="Table_20_Contents"><text:span text:style-name="T4">80)</text:span><text:span text:style-name="T2"> </text:span><text:span text:style-name="T3">Ouganda</text:span></text:p>
          </table:table-cell>
          <table:table-cell table:style-name="Table1.B81" office:value-type="string">
            <text:p text:style-name="P4">Kampala</text:p>
          </table:table-cell>
        </table:table-row>
        <table:table-row table:style-name="Table1.1">
          <table:table-cell table:style-name="Table1.A82" office:value-type="string">
            <text:p text:style-name="Table_20_Contents"><text:span text:style-name="T4">81)</text:span><text:span text:style-name="T2"> </text:span><text:span text:style-name="T3">Népal</text:span></text:p>
          </table:table-cell>
          <table:table-cell table:style-name="Table1.B82" office:value-type="string">
            <text:p text:style-name="P4">Katmandou</text:p>
          </table:table-cell>
        </table:table-row>
        <table:table-row table:style-name="Table1.3">
          <table:table-cell table:style-name="Table1.A83" office:value-type="string">
            <text:p text:style-name="Table_20_Contents"><text:span text:style-name="T4">82)</text:span><text:span text:style-name="T2"> </text:span><text:span text:style-name="T3">Soudan</text:span></text:p>
          </table:table-cell>
          <table:table-cell table:style-name="Table1.B83" office:value-type="string">
            <text:p text:style-name="P4">Khartoum</text:p>
          </table:table-cell>
        </table:table-row>
        <table:table-row table:style-name="Table1.1">
          <table:table-cell table:style-name="Table1.A84" office:value-type="string">
            <text:p text:style-name="Table_20_Contents"><text:span text:style-name="T4">83)</text:span><text:span text:style-name="T2"> </text:span><text:span text:style-name="T3">Ukraine</text:span></text:p>
          </table:table-cell>
          <table:table-cell table:style-name="Table1.B84" office:value-type="string">
            <text:p text:style-name="P4">Kiev</text:p>
          </table:table-cell>
        </table:table-row>
        <table:table-row table:style-name="Table1.3">
          <table:table-cell table:style-name="Table1.A85" office:value-type="string">
            <text:p text:style-name="Table_20_Contents"><text:span text:style-name="T4">84)</text:span><text:span text:style-name="T2"> </text:span><text:span text:style-name="T3">Rwanda</text:span></text:p>
          </table:table-cell>
          <table:table-cell table:style-name="Table1.B85" office:value-type="string">
            <text:p text:style-name="P4">Kigali</text:p>
          </table:table-cell>
        </table:table-row>
        <text:soft-page-break/>
        <table:table-row table:style-name="Table1.1">
          <table:table-cell table:style-name="Table1.A86" office:value-type="string">
            <text:p text:style-name="Table_20_Contents"><text:span text:style-name="T4">85)</text:span><text:span text:style-name="T2"> </text:span><text:span text:style-name="T3">Jamaïque</text:span></text:p>
          </table:table-cell>
          <table:table-cell table:style-name="Table1.B86" office:value-type="string">
            <text:p text:style-name="P4">Kingston</text:p>
          </table:table-cell>
        </table:table-row>
        <table:table-row table:style-name="Table1.3">
          <table:table-cell table:style-name="Table1.A87" office:value-type="string">
            <text:p text:style-name="Table_20_Contents"><text:span text:style-name="T4">86)</text:span><text:span text:style-name="T2"> </text:span><text:span text:style-name="T3">Saint-Vincent-et-les-Grenadines</text:span></text:p>
          </table:table-cell>
          <table:table-cell table:style-name="Table1.B87" office:value-type="string">
            <text:p text:style-name="P4">Kingstown</text:p>
          </table:table-cell>
        </table:table-row>
        <table:table-row table:style-name="Table1.1">
          <table:table-cell table:style-name="Table1.A88" office:value-type="string">
            <text:p text:style-name="Table_20_Contents"><text:span text:style-name="T4">87)</text:span><text:span text:style-name="T2"> </text:span><text:span text:style-name="T3">République démocratique du Congo</text:span></text:p>
          </table:table-cell>
          <table:table-cell table:style-name="Table1.B88" office:value-type="string">
            <text:p text:style-name="P4">Kinshasa</text:p>
          </table:table-cell>
        </table:table-row>
        <table:table-row table:style-name="Table1.3">
          <table:table-cell table:style-name="Table1.A89" office:value-type="string">
            <text:p text:style-name="Table_20_Contents"><text:span text:style-name="T4">88)</text:span><text:span text:style-name="T2"> </text:span><text:span text:style-name="T3">Palaos</text:span></text:p>
          </table:table-cell>
          <table:table-cell table:style-name="Table1.B89" office:value-type="string">
            <text:p text:style-name="P6"><text:span text:style-name="T3">Melekeok</text:span><text:bookmark text:name="cite_ref-Palaos_27-0"/><text:span text:style-name="T1">24</text:span></text:p>
          </table:table-cell>
        </table:table-row>
        <table:table-row table:style-name="Table1.1">
          <table:table-cell table:style-name="Table1.A90" office:value-type="string">
            <text:p text:style-name="Table_20_Contents"><text:span text:style-name="T4">89)</text:span><text:span text:style-name="T2"> </text:span><text:span text:style-name="T3">Koweït</text:span></text:p>
          </table:table-cell>
          <table:table-cell table:style-name="Table1.B90" office:value-type="string">
            <text:p text:style-name="P4">Koweït</text:p>
          </table:table-cell>
        </table:table-row>
        <table:table-row table:style-name="Table1.3">
          <table:table-cell table:style-name="Table1.A91" office:value-type="string">
            <text:p text:style-name="Table_20_Contents"><text:span text:style-name="T4">90)</text:span><text:span text:style-name="T2"> </text:span><text:span text:style-name="T3">Malaisie</text:span></text:p>
          </table:table-cell>
          <table:table-cell table:style-name="Table1.B91" office:value-type="string">
            <text:p text:style-name="P6"><text:span text:style-name="T3">Kuala Lumpur</text:span><text:bookmark text:name="cite_ref-Malaisie_28-0"/><text:span text:style-name="T1">25</text:span></text:p>
          </table:table-cell>
        </table:table-row>
        <table:table-row table:style-name="Table1.1">
          <table:table-cell table:style-name="Table1.A92" office:value-type="string">
            <text:p text:style-name="Table_20_Contents"><text:span text:style-name="T4">91)</text:span><text:span text:style-name="T2"> </text:span><text:span text:style-name="T3">Gabon</text:span></text:p>
          </table:table-cell>
          <table:table-cell table:style-name="Table1.B92" office:value-type="string">
            <text:p text:style-name="P4">Libreville</text:p>
          </table:table-cell>
        </table:table-row>
        <table:table-row table:style-name="Table1.3">
          <table:table-cell table:style-name="Table1.A93" office:value-type="string">
            <text:p text:style-name="Table_20_Contents"><text:span text:style-name="T4">92)</text:span><text:span text:style-name="T2"> </text:span><text:span text:style-name="T3">Malawi</text:span></text:p>
          </table:table-cell>
          <table:table-cell table:style-name="Table1.B93" office:value-type="string">
            <text:p text:style-name="P4">Lilongwe</text:p>
          </table:table-cell>
        </table:table-row>
        <table:table-row table:style-name="Table1.1">
          <table:table-cell table:style-name="Table1.A94" office:value-type="string">
            <text:p text:style-name="Table_20_Contents"><text:span text:style-name="T4">93)</text:span><text:span text:style-name="T2"> </text:span><text:span text:style-name="T3">Pérou</text:span></text:p>
          </table:table-cell>
          <table:table-cell table:style-name="Table1.B94" office:value-type="string">
            <text:p text:style-name="P4">Lima</text:p>
          </table:table-cell>
        </table:table-row>
        <table:table-row table:style-name="Table1.3">
          <table:table-cell table:style-name="Table1.A95" office:value-type="string">
            <text:p text:style-name="Table_20_Contents"><text:span text:style-name="T4">94)</text:span><text:span text:style-name="T2"> </text:span><text:span text:style-name="T3">Portugal</text:span></text:p>
          </table:table-cell>
          <table:table-cell table:style-name="Table1.B95" office:value-type="string">
            <text:p text:style-name="P4">Lisbonne</text:p>
          </table:table-cell>
        </table:table-row>
        <table:table-row table:style-name="Table1.1">
          <table:table-cell table:style-name="Table1.A96" office:value-type="string">
            <text:p text:style-name="Table_20_Contents"><text:span text:style-name="T4">95)</text:span><text:span text:style-name="T2"> </text:span><text:span text:style-name="T3">Slovénie</text:span></text:p>
          </table:table-cell>
          <table:table-cell table:style-name="Table1.B96" office:value-type="string">
            <text:p text:style-name="P4">Ljubljana</text:p>
          </table:table-cell>
        </table:table-row>
        <table:table-row table:style-name="Table1.3">
          <table:table-cell table:style-name="Table1.A97" office:value-type="string">
            <text:p text:style-name="Table_20_Contents"><text:span text:style-name="T8">96)</text:span><text:span text:style-name="T2"> </text:span><text:span text:style-name="T3">Togo</text:span></text:p>
          </table:table-cell>
          <table:table-cell table:style-name="Table1.B97" office:value-type="string">
            <text:p text:style-name="P4">Lomé</text:p>
          </table:table-cell>
        </table:table-row>
        <table:table-row table:style-name="Table1.1">
          <table:table-cell table:style-name="Table1.A98" office:value-type="string">
            <text:p text:style-name="Table_20_Contents"><text:span text:style-name="T4">97)</text:span><text:span text:style-name="T2"> </text:span><text:span text:style-name="T3">Royaume-Uni</text:span></text:p>
          </table:table-cell>
          <table:table-cell table:style-name="Table1.B98" office:value-type="string">
            <text:p text:style-name="P4">Londres</text:p>
          </table:table-cell>
        </table:table-row>
        <table:table-row table:style-name="Table1.3">
          <table:table-cell table:style-name="Table1.A99" office:value-type="string">
            <text:p text:style-name="Table_20_Contents"><text:span text:style-name="T4">98)</text:span><text:span text:style-name="T2"> </text:span><text:span text:style-name="T3">Angola</text:span></text:p>
          </table:table-cell>
          <table:table-cell table:style-name="Table1.B99" office:value-type="string">
            <text:p text:style-name="P4">Luanda</text:p>
          </table:table-cell>
        </table:table-row>
        <table:table-row table:style-name="Table1.1">
          <table:table-cell table:style-name="Table1.A100" office:value-type="string">
            <text:p text:style-name="Table_20_Contents"><text:span text:style-name="T4">99)</text:span><text:span text:style-name="T2"> </text:span><text:span text:style-name="T3">Zambie</text:span></text:p>
          </table:table-cell>
          <table:table-cell table:style-name="Table1.B100" office:value-type="string">
            <text:p text:style-name="P4">Lusaka</text:p>
          </table:table-cell>
        </table:table-row>
        <table:table-row table:style-name="Table1.3">
          <table:table-cell table:style-name="Table1.A101" office:value-type="string">
            <text:p text:style-name="Table_20_Contents"><text:span text:style-name="T4">100)</text:span><text:span text:style-name="T2"> </text:span><text:span text:style-name="T3">Luxembourg</text:span></text:p>
          </table:table-cell>
          <table:table-cell table:style-name="Table1.B101" office:value-type="string">
            <text:p text:style-name="P4">Luxembourg</text:p>
          </table:table-cell>
        </table:table-row>
        <table:table-row table:style-name="Table1.1">
          <table:table-cell table:style-name="Table1.A102" office:value-type="string">
            <text:p text:style-name="Table_20_Contents"><text:span text:style-name="T4">101)</text:span><text:span text:style-name="T2"> </text:span><text:span text:style-name="T3">Espagne</text:span></text:p>
          </table:table-cell>
          <table:table-cell table:style-name="Table1.B102" office:value-type="string">
            <text:p text:style-name="P4">Madrid</text:p>
          </table:table-cell>
        </table:table-row>
        <table:table-row table:style-name="Table1.3">
          <table:table-cell table:style-name="Table1.A103" office:value-type="string">
            <text:p text:style-name="Table_20_Contents"><text:span text:style-name="T4">102</text:span><text:span text:style-name="T2"> </text:span><text:span text:style-name="T3">Guinée équatoriale</text:span></text:p>
          </table:table-cell>
          <table:table-cell table:style-name="Table1.B103" office:value-type="string">
            <text:p text:style-name="P4">Malabo</text:p>
          </table:table-cell>
        </table:table-row>
        <table:table-row table:style-name="Table1.1">
          <table:table-cell table:style-name="Table1.A104" office:value-type="string">
            <text:p text:style-name="Table_20_Contents"><text:span text:style-name="T4">103)</text:span><text:span text:style-name="T2"> </text:span><text:span text:style-name="T3">Maldives</text:span></text:p>
          </table:table-cell>
          <table:table-cell table:style-name="Table1.B104" office:value-type="string">
            <text:p text:style-name="P4">Malé</text:p>
          </table:table-cell>
        </table:table-row>
        <table:table-row table:style-name="Table1.3">
          <table:table-cell table:style-name="Table1.A105" office:value-type="string">
            <text:p text:style-name="P7"><text:span text:style-name="T4">104)</text:span><text:span text:style-name="T2"> </text:span><text:span text:style-name="T3">Nicaragua</text:span></text:p>
          </table:table-cell>
          <table:table-cell table:style-name="Table1.B105" office:value-type="string">
            <text:p text:style-name="P4">Managua</text:p>
          </table:table-cell>
        </table:table-row>
        <table:table-row table:style-name="Table1.1">
          <table:table-cell table:style-name="Table1.A106" office:value-type="string">
            <text:p text:style-name="P7"><text:span text:style-name="T4">105)</text:span><text:span text:style-name="T2"> </text:span><text:span text:style-name="T3">Bahreïn</text:span></text:p>
          </table:table-cell>
          <table:table-cell table:style-name="Table1.B106" office:value-type="string">
            <text:p text:style-name="P4">Manama</text:p>
          </table:table-cell>
        </table:table-row>
        <table:table-row table:style-name="Table1.3">
          <table:table-cell table:style-name="Table1.A107" office:value-type="string">
            <text:p text:style-name="P7"><text:span text:style-name="T4">106)</text:span><text:span text:style-name="T2"> </text:span><text:span text:style-name="T3">Philippines</text:span></text:p>
          </table:table-cell>
          <table:table-cell table:style-name="Table1.B107" office:value-type="string">
            <text:p text:style-name="P4">Manille</text:p>
          </table:table-cell>
        </table:table-row>
        <table:table-row table:style-name="Table1.1">
          <table:table-cell table:style-name="Table1.A108" office:value-type="string">
            <text:p text:style-name="P7"><text:span text:style-name="T4">107)</text:span><text:span text:style-name="T2"> </text:span><text:span text:style-name="T3">Mozambique</text:span></text:p>
          </table:table-cell>
          <table:table-cell table:style-name="Table1.B108" office:value-type="string">
            <text:p text:style-name="P4">Maputo</text:p>
          </table:table-cell>
        </table:table-row>
        <table:table-row table:style-name="Table1.3">
          <table:table-cell table:style-name="Table1.A109" office:value-type="string">
            <text:p text:style-name="P7"><text:span text:style-name="T4">108)</text:span><text:span text:style-name="T2"> </text:span><text:span text:style-name="T3">Oman</text:span></text:p>
          </table:table-cell>
          <table:table-cell table:style-name="Table1.B109" office:value-type="string">
            <text:p text:style-name="P4">Mascate</text:p>
          </table:table-cell>
        </table:table-row>
        <table:table-row table:style-name="Table1.1">
          <table:table-cell table:style-name="Table1.A110" office:value-type="string">
            <text:p text:style-name="P7"><text:span text:style-name="T4">109)</text:span><text:span text:style-name="T2"> </text:span><text:span text:style-name="T3">Lesotho</text:span></text:p>
          </table:table-cell>
          <table:table-cell table:style-name="Table1.B110" office:value-type="string">
            <text:p text:style-name="P4">Maseru</text:p>
          </table:table-cell>
        </table:table-row>
        <table:table-row table:style-name="Table1.3">
          <table:table-cell table:style-name="Table1.A111" office:value-type="string">
            <text:p text:style-name="P7"><text:span text:style-name="T4">110)</text:span><text:span text:style-name="T2"> </text:span><text:span text:style-name="T3">Eswatini</text:span></text:p>
          </table:table-cell>
          <table:table-cell table:style-name="Table1.B111" office:value-type="string">
            <text:p text:style-name="P4">Mbabane</text:p>
          </table:table-cell>
        </table:table-row>
        <table:table-row table:style-name="Table1.1">
          <table:table-cell table:style-name="Table1.A112" office:value-type="string">
            <text:p text:style-name="Table_20_Contents"><text:span text:style-name="T4">111)</text:span><text:span text:style-name="T2"> </text:span><text:span text:style-name="T3">Mexique</text:span></text:p>
          </table:table-cell>
          <table:table-cell table:style-name="Table1.B112" office:value-type="string">
            <text:p text:style-name="P4">Mexico</text:p>
          </table:table-cell>
        </table:table-row>
        <table:table-row table:style-name="Table1.3">
          <table:table-cell table:style-name="Table1.A113" office:value-type="string">
            <text:p text:style-name="Table_20_Contents"><text:span text:style-name="T4">112)</text:span><text:span text:style-name="T2"> </text:span><text:span text:style-name="T3">Biélorussie</text:span></text:p>
          </table:table-cell>
          <table:table-cell table:style-name="Table1.B113" office:value-type="string">
            <text:p text:style-name="P4">Minsk</text:p>
          </table:table-cell>
        </table:table-row>
        <table:table-row table:style-name="Table1.1">
          <table:table-cell table:style-name="Table1.A114" office:value-type="string">
            <text:p text:style-name="Table_20_Contents"><text:span text:style-name="T4">113)</text:span><text:span text:style-name="T2"> </text:span><text:span text:style-name="T3">Somalie</text:span></text:p>
          </table:table-cell>
          <table:table-cell table:style-name="Table1.B114" office:value-type="string">
            <text:p text:style-name="P5">Mogadiscio</text:p>
          </table:table-cell>
        </table:table-row>
        <table:table-row table:style-name="Table1.3">
          <table:table-cell table:style-name="Table1.A115" office:value-type="string">
            <text:p text:style-name="Table_20_Contents"><text:span text:style-name="T4">114)</text:span><text:span text:style-name="T2"> </text:span><text:span text:style-name="T3">Monaco</text:span></text:p>
          </table:table-cell>
          <table:table-cell table:style-name="Table1.B115" office:value-type="string">
            <text:p text:style-name="P4">Monaco</text:p>
          </table:table-cell>
        </table:table-row>
        <table:table-row table:style-name="Table1.1">
          <table:table-cell table:style-name="Table1.A116" office:value-type="string">
            <text:p text:style-name="Table_20_Contents"><text:span text:style-name="T4">115)</text:span><text:span text:style-name="T2"> </text:span><text:span text:style-name="T3">Liberia</text:span></text:p>
          </table:table-cell>
          <table:table-cell table:style-name="Table1.B116" office:value-type="string">
            <text:p text:style-name="P4">Monrovia</text:p>
          </table:table-cell>
        </table:table-row>
        <table:table-row table:style-name="Table1.3">
          <table:table-cell table:style-name="Table1.A117" office:value-type="string">
            <text:p text:style-name="Table_20_Contents"><text:span text:style-name="T4">116)</text:span><text:span text:style-name="T2"> </text:span><text:span text:style-name="T3">Uruguay</text:span></text:p>
          </table:table-cell>
          <table:table-cell table:style-name="Table1.B117" office:value-type="string">
            <text:p text:style-name="P4">Montevideo</text:p>
          </table:table-cell>
        </table:table-row>
        <table:table-row table:style-name="Table1.1">
          <table:table-cell table:style-name="Table1.A118" office:value-type="string">
            <text:p text:style-name="Table_20_Contents"><text:span text:style-name="T4">117)</text:span><text:span text:style-name="T2"> </text:span><text:span text:style-name="T3">Comores</text:span></text:p>
          </table:table-cell>
          <table:table-cell table:style-name="Table1.B118" office:value-type="string">
            <text:p text:style-name="P4">Moroni</text:p>
          </table:table-cell>
        </table:table-row>
        <table:table-row table:style-name="Table1.3">
          <table:table-cell table:style-name="Table1.A119" office:value-type="string">
            <text:p text:style-name="Table_20_Contents"><text:span text:style-name="T4">118)</text:span><text:span text:style-name="T2"> </text:span><text:span text:style-name="T3">Russie</text:span></text:p>
          </table:table-cell>
          <table:table-cell table:style-name="Table1.B119" office:value-type="string">
            <text:p text:style-name="P4">Moscou</text:p>
          </table:table-cell>
        </table:table-row>
        <table:table-row table:style-name="Table1.1">
          <table:table-cell table:style-name="Table1.A120" office:value-type="string">
            <text:p text:style-name="Table_20_Contents"><text:span text:style-name="T4">119)</text:span><text:span text:style-name="T2"> </text:span><text:span text:style-name="T3">Kenya</text:span></text:p>
          </table:table-cell>
          <table:table-cell table:style-name="Table1.B120" office:value-type="string">
            <text:p text:style-name="P4">Nairobi</text:p>
          </table:table-cell>
        </table:table-row>
        <table:table-row table:style-name="Table1.3">
          <table:table-cell table:style-name="Table1.A121" office:value-type="string">
            <text:p text:style-name="Table_20_Contents"><text:span text:style-name="T4">120)</text:span><text:span text:style-name="T2"> </text:span><text:span text:style-name="T3">Bahamas</text:span></text:p>
          </table:table-cell>
          <table:table-cell table:style-name="Table1.B121" office:value-type="string">
            <text:p text:style-name="P4">Nassau</text:p>
          </table:table-cell>
        </table:table-row>
        <table:table-row table:style-name="Table1.1">
          <table:table-cell table:style-name="Table1.A122" office:value-type="string">
            <text:p text:style-name="Table_20_Contents"><text:span text:style-name="T4">121)</text:span><text:span text:style-name="T2"> </text:span><text:span text:style-name="T3">Birmanie</text:span></text:p>
          </table:table-cell>
          <table:table-cell table:style-name="Table1.B122" office:value-type="string">
            <text:p text:style-name="P5">Naypyidaw<text:bookmark text:name="cite_ref-30"/></text:p>
          </table:table-cell>
        </table:table-row>
        <table:table-row table:style-name="Table1.3">
          <table:table-cell table:style-name="Table1.A123" office:value-type="string">
            <text:p text:style-name="Table_20_Contents"><text:span text:style-name="T4">122)</text:span><text:span text:style-name="T2"> </text:span><text:span text:style-name="T3">Tchad</text:span></text:p>
          </table:table-cell>
          <table:table-cell table:style-name="Table1.B123" office:value-type="string">
            <text:p text:style-name="P4">N'Djaména</text:p>
          </table:table-cell>
        </table:table-row>
        <table:table-row table:style-name="Table1.1">
          <table:table-cell table:style-name="Table1.A124" office:value-type="string">
            <text:p text:style-name="Table_20_Contents"><text:span text:style-name="T4">123)</text:span><text:span text:style-name="T2"> </text:span><text:span text:style-name="T3">Inde</text:span></text:p>
          </table:table-cell>
          <table:table-cell table:style-name="Table1.B124" office:value-type="string">
            <text:p text:style-name="P4">New Delhi</text:p>
          </table:table-cell>
        </table:table-row>
        <table:table-row table:style-name="Table1.3">
          <table:table-cell table:style-name="Table1.A125" office:value-type="string">
            <text:p text:style-name="Table_20_Contents"><text:span text:style-name="T4">124)</text:span><text:span text:style-name="T2"> </text:span><text:span text:style-name="T3">Niger</text:span></text:p>
          </table:table-cell>
          <table:table-cell table:style-name="Table1.B125" office:value-type="string">
            <text:p text:style-name="P4">Niamey</text:p>
          </table:table-cell>
        </table:table-row>
        <table:table-row table:style-name="Table1.1">
          <table:table-cell table:style-name="Table1.A126" office:value-type="string">
            <text:p text:style-name="Table_20_Contents"><text:span text:style-name="T4">125)</text:span><text:span text:style-name="T2"> </text:span><text:span text:style-name="T3">Chypre</text:span></text:p>
          </table:table-cell>
          <table:table-cell table:style-name="Table1.B126" office:value-type="string">
            <text:p text:style-name="P4">Nicosie</text:p>
          </table:table-cell>
        </table:table-row>
        <table:table-row table:style-name="Table1.3">
          <table:table-cell table:style-name="Table1.A127" office:value-type="string">
            <text:p text:style-name="Table_20_Contents"><text:span text:style-name="T4">126)</text:span><text:span text:style-name="T2"> </text:span><text:span text:style-name="T3">Mauritanie</text:span></text:p>
          </table:table-cell>
          <table:table-cell table:style-name="Table1.B127" office:value-type="string">
            <text:p text:style-name="P4">Nouakchott</text:p>
          </table:table-cell>
        </table:table-row>
        <text:soft-page-break/>
        <table:table-row table:style-name="Table1.1">
          <table:table-cell table:style-name="Table1.A128" office:value-type="string">
            <text:p text:style-name="Table_20_Contents"><text:span text:style-name="T8">127)</text:span><text:span text:style-name="T2"> </text:span><text:span text:style-name="T3">Kazakhstan</text:span></text:p>
          </table:table-cell>
          <table:table-cell table:style-name="Table1.B128" office:value-type="string">
            <text:p text:style-name="P6"><text:span text:style-name="T3">Noursoultan</text:span><text:bookmark text:name="cite_ref-Kazakhstan_31-0"/><text:span text:style-name="T1">28</text:span></text:p>
          </table:table-cell>
        </table:table-row>
        <table:table-row table:style-name="Table1.3">
          <table:table-cell table:style-name="Table1.A129" office:value-type="string">
            <text:p text:style-name="Table_20_Contents"><text:span text:style-name="T4">128)</text:span><text:span text:style-name="T2"> </text:span><text:span text:style-name="T3">Tonga</text:span></text:p>
          </table:table-cell>
          <table:table-cell table:style-name="Table1.B129" office:value-type="string">
            <text:p text:style-name="P4">Nuku'alofa</text:p>
          </table:table-cell>
        </table:table-row>
        <table:table-row table:style-name="Table1.1">
          <table:table-cell table:style-name="Table1.A130" office:value-type="string">
            <text:p text:style-name="Table_20_Contents"><text:span text:style-name="T4">129)</text:span><text:span text:style-name="T2"> </text:span><text:span text:style-name="T3">Norvège</text:span></text:p>
          </table:table-cell>
          <table:table-cell table:style-name="Table1.B130" office:value-type="string">
            <text:p text:style-name="P4">Oslo</text:p>
          </table:table-cell>
        </table:table-row>
        <table:table-row table:style-name="Table1.3">
          <table:table-cell table:style-name="Table1.A131" office:value-type="string">
            <text:p text:style-name="Table_20_Contents"><text:span text:style-name="T4">130)</text:span><text:span text:style-name="T2"> </text:span><text:span text:style-name="T3">Canada</text:span></text:p>
          </table:table-cell>
          <table:table-cell table:style-name="Table1.B131" office:value-type="string">
            <text:p text:style-name="P4">Ottawa</text:p>
          </table:table-cell>
        </table:table-row>
        <table:table-row table:style-name="Table1.1">
          <table:table-cell table:style-name="Table1.A132" office:value-type="string">
            <text:p text:style-name="Table_20_Contents"><text:span text:style-name="T4">131)</text:span><text:span text:style-name="T2"> </text:span><text:span text:style-name="T3">Burkina Faso</text:span></text:p>
          </table:table-cell>
          <table:table-cell table:style-name="Table1.B132" office:value-type="string">
            <text:p text:style-name="P4">Ouagadougou</text:p>
          </table:table-cell>
        </table:table-row>
        <table:table-row table:style-name="Table1.3">
          <table:table-cell table:style-name="Table1.A133" office:value-type="string">
            <text:p text:style-name="Table_20_Contents"><text:span text:style-name="T4">132)</text:span><text:span text:style-name="T2"> </text:span><text:span text:style-name="T3">Mongolie</text:span></text:p>
          </table:table-cell>
          <table:table-cell table:style-name="Table1.B133" office:value-type="string">
            <text:p text:style-name="P4">Oulan-Bator</text:p>
          </table:table-cell>
        </table:table-row>
        <table:table-row table:style-name="Table1.1">
          <table:table-cell table:style-name="Table1.A134" office:value-type="string">
            <text:p text:style-name="Table_20_Contents"><text:span text:style-name="T4">133)</text:span><text:span text:style-name="T2"> </text:span><text:span text:style-name="T3">États fédérés de Micronésie</text:span></text:p>
          </table:table-cell>
          <table:table-cell table:style-name="Table1.B134" office:value-type="string">
            <text:p text:style-name="P4">Palikir</text:p>
          </table:table-cell>
        </table:table-row>
        <table:table-row table:style-name="Table1.3">
          <table:table-cell table:style-name="Table1.A135" office:value-type="string">
            <text:p text:style-name="Table_20_Contents"><text:span text:style-name="T4">134)</text:span><text:span text:style-name="T2"> </text:span><text:span text:style-name="T3">Panama</text:span></text:p>
          </table:table-cell>
          <table:table-cell table:style-name="Table1.B135" office:value-type="string">
            <text:p text:style-name="P4">Panama</text:p>
          </table:table-cell>
        </table:table-row>
        <table:table-row table:style-name="Table1.1">
          <table:table-cell table:style-name="Table1.A136" office:value-type="string">
            <text:p text:style-name="Table_20_Contents"><text:span text:style-name="T4">135)</text:span><text:span text:style-name="T2"> </text:span><text:span text:style-name="T3">Suriname</text:span></text:p>
          </table:table-cell>
          <table:table-cell table:style-name="Table1.B136" office:value-type="string">
            <text:p text:style-name="P4">Paramaribo</text:p>
          </table:table-cell>
        </table:table-row>
        <table:table-row table:style-name="Table1.3">
          <table:table-cell table:style-name="Table1.A137" office:value-type="string">
            <text:p text:style-name="Table_20_Contents"><text:span text:style-name="T4">136)</text:span><text:span text:style-name="T2"> </text:span><text:span text:style-name="T3">France</text:span></text:p>
          </table:table-cell>
          <table:table-cell table:style-name="Table1.B137" office:value-type="string">
            <text:p text:style-name="P4">Paris</text:p>
          </table:table-cell>
        </table:table-row>
        <table:table-row table:style-name="Table1.1">
          <table:table-cell table:style-name="Table1.A138" office:value-type="string">
            <text:p text:style-name="Table_20_Contents"><text:span text:style-name="T4">137)</text:span><text:span text:style-name="T2"> </text:span><text:span text:style-name="T3">Bolivie</text:span></text:p>
          </table:table-cell>
          <table:table-cell table:style-name="Table1.B138" office:value-type="string">
            <text:p text:style-name="P5">La Paz</text:p>
          </table:table-cell>
        </table:table-row>
        <table:table-row table:style-name="Table1.3">
          <table:table-cell table:style-name="Table1.A139" office:value-type="string">
            <text:p text:style-name="Table_20_Contents"><text:span text:style-name="T4">139)</text:span><text:span text:style-name="T2"> </text:span><text:span text:style-name="T3">Chine</text:span></text:p>
          </table:table-cell>
          <table:table-cell table:style-name="Table1.B139" office:value-type="string">
            <text:p text:style-name="P4">Pékin</text:p>
          </table:table-cell>
        </table:table-row>
        <table:table-row table:style-name="Table1.1">
          <table:table-cell table:style-name="Table1.A140" office:value-type="string">
            <text:p text:style-name="Table_20_Contents"><text:span text:style-name="T4">140)</text:span><text:span text:style-name="T2"> </text:span><text:span text:style-name="T3">Cambodge</text:span></text:p>
          </table:table-cell>
          <table:table-cell table:style-name="Table1.B140" office:value-type="string">
            <text:p text:style-name="P4">Phnom Penh</text:p>
          </table:table-cell>
        </table:table-row>
        <table:table-row table:style-name="Table1.3">
          <table:table-cell table:style-name="Table1.A141" office:value-type="string">
            <text:p text:style-name="Table_20_Contents"><text:span text:style-name="T4">141)</text:span><text:span text:style-name="T2"> </text:span><text:span text:style-name="T3">Monténégro</text:span></text:p>
          </table:table-cell>
          <table:table-cell table:style-name="Table1.B141" office:value-type="string">
            <text:p text:style-name="P4">Podgorica</text:p>
          </table:table-cell>
        </table:table-row>
        <table:table-row table:style-name="Table1.1">
          <table:table-cell table:style-name="Table1.A142" office:value-type="string">
            <text:p text:style-name="Table_20_Contents"><text:span text:style-name="T4">142)</text:span><text:span text:style-name="T2"> </text:span><text:span text:style-name="T3">Papouasie-Nouvelle-Guinée</text:span></text:p>
          </table:table-cell>
          <table:table-cell table:style-name="Table1.B142" office:value-type="string">
            <text:p text:style-name="P4">Port Moresby</text:p>
          </table:table-cell>
        </table:table-row>
        <table:table-row table:style-name="Table1.3">
          <table:table-cell table:style-name="Table1.A143" office:value-type="string">
            <text:p text:style-name="Table_20_Contents"><text:span text:style-name="T4">143)</text:span><text:span text:style-name="T2"> </text:span><text:span text:style-name="T3">Haïti</text:span></text:p>
          </table:table-cell>
          <table:table-cell table:style-name="Table1.B143" office:value-type="string">
            <text:p text:style-name="P4">Port-au-Prince</text:p>
          </table:table-cell>
        </table:table-row>
        <table:table-row table:style-name="Table1.1">
          <table:table-cell table:style-name="Table1.A144" office:value-type="string">
            <text:p text:style-name="Table_20_Contents"><text:span text:style-name="T4">144)</text:span><text:span text:style-name="T2"> </text:span><text:span text:style-name="T3">Trinité-et-Tobago</text:span></text:p>
          </table:table-cell>
          <table:table-cell table:style-name="Table1.B144" office:value-type="string">
            <text:p text:style-name="P4">Port-d'Espagne</text:p>
          </table:table-cell>
        </table:table-row>
        <table:table-row table:style-name="Table1.3">
          <table:table-cell table:style-name="Table1.A145" office:value-type="string">
            <text:p text:style-name="Table_20_Contents"><text:span text:style-name="T4">145)</text:span><text:span text:style-name="T2"> </text:span><text:span text:style-name="T3">Maurice</text:span></text:p>
          </table:table-cell>
          <table:table-cell table:style-name="Table1.B145" office:value-type="string">
            <text:p text:style-name="P4">Port-Louis</text:p>
          </table:table-cell>
        </table:table-row>
        <table:table-row table:style-name="Table1.1">
          <table:table-cell table:style-name="Table1.A146" office:value-type="string">
            <text:p text:style-name="Table_20_Contents"><text:span text:style-name="T4">146)</text:span><text:span text:style-name="T2"> </text:span><text:span text:style-name="T3">Bénin</text:span></text:p>
          </table:table-cell>
          <table:table-cell table:style-name="Table1.B146" office:value-type="string">
            <text:p text:style-name="P5">Porto-Novo</text:p>
          </table:table-cell>
        </table:table-row>
        <table:table-row table:style-name="Table1.3">
          <table:table-cell table:style-name="Table1.A147" office:value-type="string">
            <text:p text:style-name="Table_20_Contents"><text:span text:style-name="T4">147)</text:span><text:span text:style-name="T2"> </text:span><text:span text:style-name="T3">Vanuatu</text:span></text:p>
          </table:table-cell>
          <table:table-cell table:style-name="Table1.B147" office:value-type="string">
            <text:p text:style-name="P4">Port-Vila</text:p>
          </table:table-cell>
        </table:table-row>
        <table:table-row table:style-name="Table1.1">
          <table:table-cell table:style-name="Table1.A148" office:value-type="string">
            <text:p text:style-name="Table_20_Contents"><text:span text:style-name="T4">148)</text:span><text:span text:style-name="T2"> </text:span><text:span text:style-name="T3">République tchèque</text:span></text:p>
          </table:table-cell>
          <table:table-cell table:style-name="Table1.B148" office:value-type="string">
            <text:p text:style-name="P4">Prague</text:p>
          </table:table-cell>
        </table:table-row>
        <table:table-row table:style-name="Table1.3">
          <table:table-cell table:style-name="Table1.A149" office:value-type="string">
            <text:p text:style-name="Table_20_Contents"><text:span text:style-name="T4">149)</text:span><text:span text:style-name="T2"> </text:span><text:span text:style-name="T3">Cap-Vert</text:span></text:p>
          </table:table-cell>
          <table:table-cell table:style-name="Table1.B149" office:value-type="string">
            <text:p text:style-name="P4">Praia</text:p>
          </table:table-cell>
        </table:table-row>
        <table:table-row table:style-name="Table1.1">
          <table:table-cell table:style-name="Table1.A150" office:value-type="string">
            <text:p text:style-name="Table_20_Contents"><text:span text:style-name="T4">150)</text:span><text:span text:style-name="T2"> </text:span><text:span text:style-name="T3">Afrique du Sud</text:span></text:p>
          </table:table-cell>
          <table:table-cell table:style-name="Table1.B150" office:value-type="string">
            <text:p text:style-name="P5">Pretoria</text:p>
          </table:table-cell>
        </table:table-row>
        <table:table-row table:style-name="Table1.3">
          <table:table-cell table:style-name="Table1.A151" office:value-type="string">
            <text:p text:style-name="Table_20_Contents"><text:span text:style-name="T4">151)</text:span><text:span text:style-name="T2"> </text:span><text:span text:style-name="T3">Malaisie</text:span></text:p>
          </table:table-cell>
          <table:table-cell table:style-name="Table1.B151" office:value-type="string">
            <text:p text:style-name="P5">Putrajaya</text:p>
          </table:table-cell>
        </table:table-row>
        <table:table-row table:style-name="Table1.1">
          <table:table-cell table:style-name="Table1.A152" office:value-type="string">
            <text:p text:style-name="Table_20_Contents"><text:span text:style-name="T4">152)</text:span><text:span text:style-name="T2"> </text:span><text:span text:style-name="T3">Corée du Nord</text:span></text:p>
          </table:table-cell>
          <table:table-cell table:style-name="Table1.B152" office:value-type="string">
            <text:p text:style-name="P4">Pyongyang</text:p>
          </table:table-cell>
        </table:table-row>
        <table:table-row table:style-name="Table1.3">
          <table:table-cell table:style-name="Table1.A153" office:value-type="string">
            <text:p text:style-name="Table_20_Contents"><text:span text:style-name="T4">153)</text:span><text:span text:style-name="T2"> </text:span><text:span text:style-name="T3">Équateur</text:span></text:p>
          </table:table-cell>
          <table:table-cell table:style-name="Table1.B153" office:value-type="string">
            <text:p text:style-name="P4">Quito</text:p>
          </table:table-cell>
        </table:table-row>
        <table:table-row table:style-name="Table1.1">
          <table:table-cell table:style-name="Table1.A154" office:value-type="string">
            <text:p text:style-name="Table_20_Contents"><text:span text:style-name="T4">154)</text:span><text:span text:style-name="T2"> </text:span><text:span text:style-name="T3">Maroc</text:span></text:p>
          </table:table-cell>
          <table:table-cell table:style-name="Table1.B154" office:value-type="string">
            <text:p text:style-name="P4">Rabat</text:p>
          </table:table-cell>
        </table:table-row>
        <table:table-row table:style-name="Table1.3">
          <table:table-cell table:style-name="Table1.A155" office:value-type="string">
            <text:p text:style-name="P6"><text:span text:style-name="T4">155)</text:span><text:span text:style-name="T2"> </text:span><text:span text:style-name="T3">Palestine</text:span></text:p>
          </table:table-cell>
          <table:table-cell table:style-name="Table1.B155" office:value-type="string">
            <text:p text:style-name="P5">Ramallah</text:p>
          </table:table-cell>
        </table:table-row>
        <table:table-row table:style-name="Table1.1">
          <table:table-cell table:style-name="Table1.A156" office:value-type="string">
            <text:p text:style-name="Table_20_Contents"><text:span text:style-name="T4">156)</text:span><text:span text:style-name="T2"> </text:span><text:span text:style-name="T3">Islande</text:span></text:p>
          </table:table-cell>
          <table:table-cell table:style-name="Table1.B156" office:value-type="string">
            <text:p text:style-name="P4">Reykjavik</text:p>
          </table:table-cell>
        </table:table-row>
        <table:table-row table:style-name="Table1.3">
          <table:table-cell table:style-name="Table1.A157" office:value-type="string">
            <text:p text:style-name="Table_20_Contents"><text:span text:style-name="T4">157)</text:span><text:span text:style-name="T2"> </text:span><text:span text:style-name="T3">Lettonie</text:span></text:p>
          </table:table-cell>
          <table:table-cell table:style-name="Table1.B157" office:value-type="string">
            <text:p text:style-name="P4">Riga</text:p>
          </table:table-cell>
        </table:table-row>
        <table:table-row table:style-name="Table1.1">
          <table:table-cell table:style-name="Table1.A158" office:value-type="string">
            <text:p text:style-name="Table_20_Contents"><text:span text:style-name="T4">158)</text:span><text:span text:style-name="T2"> </text:span><text:span text:style-name="T3">Arabie saoudite</text:span></text:p>
          </table:table-cell>
          <table:table-cell table:style-name="Table1.B158" office:value-type="string">
            <text:p text:style-name="P4">Riyad</text:p>
          </table:table-cell>
        </table:table-row>
        <table:table-row table:style-name="Table1.3">
          <table:table-cell table:style-name="Table1.A159" office:value-type="string">
            <text:p text:style-name="Table_20_Contents"><text:span text:style-name="T4">159)</text:span><text:span text:style-name="T2"> </text:span><text:span text:style-name="T3">Italie</text:span></text:p>
          </table:table-cell>
          <table:table-cell table:style-name="Table1.B159" office:value-type="string">
            <text:p text:style-name="P4">Rome</text:p>
          </table:table-cell>
        </table:table-row>
        <table:table-row table:style-name="Table1.1">
          <table:table-cell table:style-name="Table1.A160" office:value-type="string">
            <text:p text:style-name="Table_20_Contents"><text:span text:style-name="T4">160)</text:span><text:span text:style-name="T2"> </text:span><text:span text:style-name="T3">Dominique</text:span></text:p>
          </table:table-cell>
          <table:table-cell table:style-name="Table1.B160" office:value-type="string">
            <text:p text:style-name="P4">Roseau</text:p>
          </table:table-cell>
        </table:table-row>
        <table:table-row table:style-name="Table1.3">
          <table:table-cell table:style-name="Table1.A161" office:value-type="string">
            <text:p text:style-name="Table_20_Contents"><text:span text:style-name="T4">161)</text:span><text:span text:style-name="T2"> </text:span><text:span text:style-name="T3">Antigua-et-Barbuda</text:span></text:p>
          </table:table-cell>
          <table:table-cell table:style-name="Table1.B161" office:value-type="string">
            <text:p text:style-name="P4">Saint John's</text:p>
          </table:table-cell>
        </table:table-row>
        <table:table-row table:style-name="Table1.1">
          <table:table-cell table:style-name="Table1.A162" office:value-type="string">
            <text:p text:style-name="Table_20_Contents"><text:span text:style-name="T4">162</text:span><text:span text:style-name="T2"> </text:span><text:span text:style-name="T3">République dominicaine</text:span></text:p>
          </table:table-cell>
          <table:table-cell table:style-name="Table1.B162" office:value-type="string">
            <text:p text:style-name="P4">Saint-Domingue</text:p>
          </table:table-cell>
        </table:table-row>
        <table:table-row table:style-name="Table1.3">
          <table:table-cell table:style-name="Table1.A163" office:value-type="string">
            <text:p text:style-name="Table_20_Contents"><text:span text:style-name="T4">163)</text:span><text:span text:style-name="T2"> </text:span><text:span text:style-name="T6">Grenade </text:span><text:span text:style-name="T7">(erreur)</text:span></text:p>
          </table:table-cell>
          <table:table-cell table:style-name="Table1.B163" office:value-type="string">
            <text:p text:style-name="P8">Saint-Georges</text:p>
          </table:table-cell>
        </table:table-row>
        <table:table-row table:style-name="Table1.1">
          <table:table-cell table:style-name="Table1.A164" office:value-type="string">
            <text:p text:style-name="Table_20_Contents"><text:span text:style-name="T4">164)</text:span><text:span text:style-name="T2"> </text:span><text:span text:style-name="T3">Saint-Marin</text:span></text:p>
          </table:table-cell>
          <table:table-cell table:style-name="Table1.B164" office:value-type="string">
            <text:p text:style-name="P4">Saint-Marin</text:p>
          </table:table-cell>
        </table:table-row>
        <table:table-row table:style-name="Table1.3">
          <table:table-cell table:style-name="Table1.A165" office:value-type="string">
            <text:p text:style-name="Table_20_Contents"><text:span text:style-name="T4">165)</text:span><text:span text:style-name="T2"> </text:span><text:span text:style-name="T3">Costa Rica</text:span></text:p>
          </table:table-cell>
          <table:table-cell table:style-name="Table1.B165" office:value-type="string">
            <text:p text:style-name="P4">San José</text:p>
          </table:table-cell>
        </table:table-row>
        <table:table-row table:style-name="Table1.1">
          <table:table-cell table:style-name="Table1.A166" office:value-type="string">
            <text:p text:style-name="Table_20_Contents"><text:span text:style-name="T4">166)</text:span><text:span text:style-name="T2"> </text:span><text:span text:style-name="T3">Salvador</text:span></text:p>
          </table:table-cell>
          <table:table-cell table:style-name="Table1.B166" office:value-type="string">
            <text:p text:style-name="P4">San Salvador</text:p>
          </table:table-cell>
        </table:table-row>
        <table:table-row table:style-name="Table1.3">
          <table:table-cell table:style-name="Table1.A167" office:value-type="string">
            <text:p text:style-name="Table_20_Contents"><text:span text:style-name="T4">167)</text:span><text:span text:style-name="T2"> </text:span><text:span text:style-name="T3">Yémen</text:span></text:p>
          </table:table-cell>
          <table:table-cell table:style-name="Table1.B167" office:value-type="string">
            <text:p text:style-name="P4">Sanaa</text:p>
          </table:table-cell>
        </table:table-row>
        <table:table-row table:style-name="Table1.1">
          <table:table-cell table:style-name="Table1.A168" office:value-type="string">
            <text:p text:style-name="Table_20_Contents"><text:span text:style-name="T4">168)</text:span><text:span text:style-name="T2"> </text:span><text:span text:style-name="T3">Chili</text:span></text:p>
          </table:table-cell>
          <table:table-cell table:style-name="Table1.B168" office:value-type="string">
            <text:p text:style-name="P4">Santiago</text:p>
          </table:table-cell>
        </table:table-row>
        <table:table-row table:style-name="Table1.3">
          <table:table-cell table:style-name="Table1.A169" office:value-type="string">
            <text:p text:style-name="Table_20_Contents"><text:span text:style-name="T4">169</text:span><text:span text:style-name="T2"> </text:span><text:span text:style-name="T3">Sao Tomé-et-Principe</text:span></text:p>
          </table:table-cell>
          <table:table-cell table:style-name="Table1.B169" office:value-type="string">
            <text:p text:style-name="P4">São Tomé</text:p>
          </table:table-cell>
        </table:table-row>
        <text:soft-page-break/>
        <table:table-row table:style-name="Table1.1">
          <table:table-cell table:style-name="Table1.A170" office:value-type="string">
            <text:p text:style-name="Table_20_Contents"><text:span text:style-name="T4">170)</text:span><text:span text:style-name="T2"> </text:span><text:span text:style-name="T3">Bosnie-Herzégovine</text:span></text:p>
          </table:table-cell>
          <table:table-cell table:style-name="Table1.B170" office:value-type="string">
            <text:p text:style-name="P4">Sarajevo</text:p>
          </table:table-cell>
        </table:table-row>
        <table:table-row table:style-name="Table1.3">
          <table:table-cell table:style-name="Table1.A171" office:value-type="string">
            <text:p text:style-name="Table_20_Contents"><text:span text:style-name="T4">171)</text:span><text:span text:style-name="T2"> </text:span><text:span text:style-name="T3">Corée du Sud</text:span></text:p>
          </table:table-cell>
          <table:table-cell table:style-name="Table1.B171" office:value-type="string">
            <text:p text:style-name="P4">Séoul</text:p>
          </table:table-cell>
        </table:table-row>
        <table:table-row table:style-name="Table1.1">
          <table:table-cell table:style-name="Table1.A172" office:value-type="string">
            <text:p text:style-name="Table_20_Contents"><text:span text:style-name="T4">172)</text:span><text:span text:style-name="T2"> </text:span><text:span text:style-name="T3">Singapour</text:span></text:p>
          </table:table-cell>
          <table:table-cell table:style-name="Table1.B172" office:value-type="string">
            <text:p text:style-name="P4">Singapour</text:p>
          </table:table-cell>
        </table:table-row>
        <table:table-row table:style-name="Table1.3">
          <table:table-cell table:style-name="Table1.A173" office:value-type="string">
            <text:p text:style-name="Table_20_Contents"><text:span text:style-name="T4">173)</text:span><text:span text:style-name="T2"> </text:span><text:span text:style-name="T3">Macédoine du Nord</text:span></text:p>
          </table:table-cell>
          <table:table-cell table:style-name="Table1.B173" office:value-type="string">
            <text:p text:style-name="P4">Skopje</text:p>
          </table:table-cell>
        </table:table-row>
        <table:table-row table:style-name="Table1.1">
          <table:table-cell table:style-name="Table1.A174" office:value-type="string">
            <text:p text:style-name="Table_20_Contents"><text:span text:style-name="T4">174)</text:span><text:span text:style-name="T2"> </text:span><text:span text:style-name="T3">Bulgarie</text:span></text:p>
          </table:table-cell>
          <table:table-cell table:style-name="Table1.B174" office:value-type="string">
            <text:p text:style-name="P4">Sofia</text:p>
          </table:table-cell>
        </table:table-row>
        <table:table-row table:style-name="Table1.3">
          <table:table-cell table:style-name="Table1.A175" office:value-type="string">
            <text:p text:style-name="Table_20_Contents"><text:span text:style-name="T4">175)</text:span><text:span text:style-name="T2"> </text:span><text:span text:style-name="T3">Suède</text:span></text:p>
          </table:table-cell>
          <table:table-cell table:style-name="Table1.B175" office:value-type="string">
            <text:p text:style-name="P4">Stockholm</text:p>
          </table:table-cell>
        </table:table-row>
        <table:table-row table:style-name="Table1.1">
          <table:table-cell table:style-name="Table1.A176" office:value-type="string">
            <text:p text:style-name="Table_20_Contents"><text:span text:style-name="T4">176)</text:span><text:span text:style-name="T2"> </text:span><text:span text:style-name="T3">Bolivie</text:span></text:p>
          </table:table-cell>
          <table:table-cell table:style-name="Table1.B176" office:value-type="string">
            <text:p text:style-name="P5">Sucre</text:p>
          </table:table-cell>
        </table:table-row>
        <table:table-row table:style-name="Table1.3">
          <table:table-cell table:style-name="Table1.A177" office:value-type="string">
            <text:p text:style-name="Table_20_Contents"><text:span text:style-name="T4">177)</text:span><text:span text:style-name="T2"> </text:span><text:span text:style-name="T3">Fidji</text:span></text:p>
          </table:table-cell>
          <table:table-cell table:style-name="Table1.B177" office:value-type="string">
            <text:p text:style-name="P4">Suva</text:p>
          </table:table-cell>
        </table:table-row>
        <table:table-row table:style-name="Table1.1">
          <table:table-cell table:style-name="Table1.A178" office:value-type="string">
            <text:p text:style-name="Table_20_Contents"><text:span text:style-name="T4">178)</text:span><text:span text:style-name="T2"> </text:span><text:span text:style-name="T3">Ouzbékistan</text:span></text:p>
          </table:table-cell>
          <table:table-cell table:style-name="Table1.B178" office:value-type="string">
            <text:p text:style-name="P4">Tachkent</text:p>
          </table:table-cell>
        </table:table-row>
        <table:table-row table:style-name="Table1.3">
          <table:table-cell table:style-name="Table1.A179" office:value-type="string">
            <text:p text:style-name="Table_20_Contents"><text:span text:style-name="T4">179)</text:span><text:span text:style-name="T2"> </text:span><text:span text:style-name="T3">Estonie</text:span></text:p>
          </table:table-cell>
          <table:table-cell table:style-name="Table1.B179" office:value-type="string">
            <text:p text:style-name="P4">Tallinn</text:p>
          </table:table-cell>
        </table:table-row>
        <table:table-row table:style-name="Table1.1">
          <table:table-cell table:style-name="Table1.A180" office:value-type="string">
            <text:p text:style-name="Table_20_Contents"><text:span text:style-name="T4">180)</text:span><text:span text:style-name="T2"> </text:span><text:span text:style-name="T3">Kiribati</text:span></text:p>
          </table:table-cell>
          <table:table-cell table:style-name="Table1.B180" office:value-type="string">
            <text:p text:style-name="P6"><text:span text:style-name="T3">Tarawa-Sud</text:span><text:bookmark text:name="cite_ref-Tarawa_34-0"/><text:span text:style-name="T1">31</text:span></text:p>
          </table:table-cell>
        </table:table-row>
        <table:table-row table:style-name="Table1.3">
          <table:table-cell table:style-name="Table1.A181" office:value-type="string">
            <text:p text:style-name="Table_20_Contents"><text:span text:style-name="T4">181)</text:span><text:span text:style-name="T2"> </text:span><text:span text:style-name="T3">Géorgie</text:span></text:p>
          </table:table-cell>
          <table:table-cell table:style-name="Table1.B181" office:value-type="string">
            <text:p text:style-name="P4">Tbilissi</text:p>
          </table:table-cell>
        </table:table-row>
        <table:table-row table:style-name="Table1.1">
          <table:table-cell table:style-name="Table1.A182" office:value-type="string">
            <text:p text:style-name="Table_20_Contents"><text:span text:style-name="T4">182)</text:span><text:span text:style-name="T2"> </text:span><text:span text:style-name="T3">Honduras</text:span></text:p>
          </table:table-cell>
          <table:table-cell table:style-name="Table1.B182" office:value-type="string">
            <text:p text:style-name="P4">Tegucigalpa</text:p>
          </table:table-cell>
        </table:table-row>
        <table:table-row table:style-name="Table1.3">
          <table:table-cell table:style-name="Table1.A183" office:value-type="string">
            <text:p text:style-name="Table_20_Contents"><text:span text:style-name="T4">183)</text:span><text:span text:style-name="T2"> </text:span><text:span text:style-name="T3">Iran</text:span></text:p>
          </table:table-cell>
          <table:table-cell table:style-name="Table1.B183" office:value-type="string">
            <text:p text:style-name="P4">Téhéran</text:p>
          </table:table-cell>
        </table:table-row>
        <table:table-row table:style-name="Table1.1">
          <table:table-cell table:style-name="Table1.A184" office:value-type="string">
            <text:p text:style-name="Table_20_Contents"><text:span text:style-name="T4">184)</text:span><text:span text:style-name="T2"> </text:span><text:span text:style-name="T3">Bhoutan</text:span></text:p>
          </table:table-cell>
          <table:table-cell table:style-name="Table1.B184" office:value-type="string">
            <text:p text:style-name="P4">Thimphou</text:p>
          </table:table-cell>
        </table:table-row>
        <table:table-row table:style-name="Table1.3">
          <table:table-cell table:style-name="Table1.A185" office:value-type="string">
            <text:p text:style-name="Table_20_Contents"><text:span text:style-name="T4">185)</text:span><text:span text:style-name="T2"> </text:span><text:span text:style-name="T3">Albanie</text:span></text:p>
          </table:table-cell>
          <table:table-cell table:style-name="Table1.B185" office:value-type="string">
            <text:p text:style-name="P4">Tirana</text:p>
          </table:table-cell>
        </table:table-row>
        <table:table-row table:style-name="Table1.1">
          <table:table-cell table:style-name="Table1.A186" office:value-type="string">
            <text:p text:style-name="Table_20_Contents"><text:span text:style-name="T4">186)</text:span><text:span text:style-name="T2"> </text:span><text:span text:style-name="T3">Japon</text:span></text:p>
          </table:table-cell>
          <table:table-cell table:style-name="Table1.B186" office:value-type="string">
            <text:p text:style-name="P4">Tokyo</text:p>
          </table:table-cell>
        </table:table-row>
        <table:table-row table:style-name="Table1.3">
          <table:table-cell table:style-name="Table1.A187" office:value-type="string">
            <text:p text:style-name="Table_20_Contents"><text:span text:style-name="T4">187)</text:span><text:span text:style-name="T2"> </text:span><text:span text:style-name="T3">Libye</text:span></text:p>
          </table:table-cell>
          <table:table-cell table:style-name="Table1.B187" office:value-type="string">
            <text:p text:style-name="P4">Tripoli</text:p>
          </table:table-cell>
        </table:table-row>
        <table:table-row table:style-name="Table1.1">
          <table:table-cell table:style-name="Table1.A188" office:value-type="string">
            <text:p text:style-name="Table_20_Contents"><text:span text:style-name="T4">188)</text:span><text:span text:style-name="T2"> </text:span><text:span text:style-name="T3">Tunisie</text:span></text:p>
          </table:table-cell>
          <table:table-cell table:style-name="Table1.B188" office:value-type="string">
            <text:p text:style-name="P4">Tunis</text:p>
          </table:table-cell>
        </table:table-row>
        <table:table-row table:style-name="Table1.3">
          <table:table-cell table:style-name="Table1.A189" office:value-type="string">
            <text:p text:style-name="Table_20_Contents"><text:span text:style-name="T4">189)</text:span><text:span text:style-name="T2"> </text:span><text:span text:style-name="T3">Liechtenstein</text:span></text:p>
          </table:table-cell>
          <table:table-cell table:style-name="Table1.B189" office:value-type="string">
            <text:p text:style-name="P4">Vaduz</text:p>
          </table:table-cell>
        </table:table-row>
        <table:table-row table:style-name="Table1.1">
          <table:table-cell table:style-name="Table1.A190" office:value-type="string">
            <text:p text:style-name="Table_20_Contents"><text:span text:style-name="T4">190</text:span><text:span text:style-name="T2"> </text:span><text:span text:style-name="T3">Malte</text:span></text:p>
          </table:table-cell>
          <table:table-cell table:style-name="Table1.B190" office:value-type="string">
            <text:p text:style-name="P4">La Valette</text:p>
          </table:table-cell>
        </table:table-row>
        <table:table-row table:style-name="Table1.3">
          <table:table-cell table:style-name="Table1.A191" office:value-type="string">
            <text:p text:style-name="Table_20_Contents"><text:span text:style-name="T4">191)</text:span><text:span text:style-name="T2"> </text:span><text:span text:style-name="T3">Pologne</text:span></text:p>
          </table:table-cell>
          <table:table-cell table:style-name="Table1.B191" office:value-type="string">
            <text:p text:style-name="P4">Varsovie</text:p>
          </table:table-cell>
        </table:table-row>
        <table:table-row table:style-name="Table1.1">
          <table:table-cell table:style-name="Table1.A192" office:value-type="string">
            <text:p text:style-name="Table_20_Contents"><text:span text:style-name="T4">192)</text:span><text:span text:style-name="T2"> </text:span><text:span text:style-name="T3">Vatican</text:span></text:p>
          </table:table-cell>
          <table:table-cell table:style-name="Table1.B192" office:value-type="string">
            <text:p text:style-name="P4">Cité du Vatican</text:p>
          </table:table-cell>
        </table:table-row>
        <table:table-row table:style-name="Table1.3">
          <table:table-cell table:style-name="Table1.A193" office:value-type="string">
            <text:p text:style-name="Table_20_Contents"><text:span text:style-name="T4">193)</text:span><text:span text:style-name="T2"> </text:span><text:span text:style-name="T3">Seychelles</text:span></text:p>
          </table:table-cell>
          <table:table-cell table:style-name="Table1.B193" office:value-type="string">
            <text:p text:style-name="P4">Victoria</text:p>
          </table:table-cell>
        </table:table-row>
        <table:table-row table:style-name="Table1.1">
          <table:table-cell table:style-name="Table1.A194" office:value-type="string">
            <text:p text:style-name="Table_20_Contents"><text:span text:style-name="T4">194)</text:span><text:span text:style-name="T2"> </text:span><text:span text:style-name="T3">Autriche</text:span></text:p>
          </table:table-cell>
          <table:table-cell table:style-name="Table1.B194" office:value-type="string">
            <text:p text:style-name="P4">Vienne</text:p>
          </table:table-cell>
        </table:table-row>
        <table:table-row table:style-name="Table1.3">
          <table:table-cell table:style-name="Table1.A195" office:value-type="string">
            <text:p text:style-name="Table_20_Contents"><text:span text:style-name="T4">195)</text:span><text:span text:style-name="T2"> </text:span><text:span text:style-name="T3">Laos</text:span></text:p>
          </table:table-cell>
          <table:table-cell table:style-name="Table1.B195" office:value-type="string">
            <text:p text:style-name="P4">Vientiane</text:p>
          </table:table-cell>
        </table:table-row>
        <table:table-row table:style-name="Table1.1">
          <table:table-cell table:style-name="Table1.A196" office:value-type="string">
            <text:p text:style-name="Table_20_Contents"><text:span text:style-name="T4">196)</text:span><text:span text:style-name="T2"> </text:span><text:span text:style-name="T3">Lituanie</text:span></text:p>
          </table:table-cell>
          <table:table-cell table:style-name="Table1.B196" office:value-type="string">
            <text:p text:style-name="P4">Vilnius</text:p>
          </table:table-cell>
        </table:table-row>
        <table:table-row table:style-name="Table1.3">
          <table:table-cell table:style-name="Table1.A197" office:value-type="string">
            <text:p text:style-name="Table_20_Contents"><text:span text:style-name="T4">197)</text:span><text:span text:style-name="T2"> </text:span><text:span text:style-name="T3">États-Unis</text:span></text:p>
          </table:table-cell>
          <table:table-cell table:style-name="Table1.B197" office:value-type="string">
            <text:p text:style-name="P4">Washington D.C.</text:p>
          </table:table-cell>
        </table:table-row>
        <table:table-row table:style-name="Table1.1">
          <table:table-cell table:style-name="Table1.A198" office:value-type="string">
            <text:p text:style-name="Table_20_Contents"><text:span text:style-name="T4">198)</text:span><text:span text:style-name="T2"> </text:span><text:span text:style-name="T3">Nouvelle-Zélande</text:span></text:p>
          </table:table-cell>
          <table:table-cell table:style-name="Table1.B198" office:value-type="string">
            <text:p text:style-name="P4">Wellington</text:p>
          </table:table-cell>
        </table:table-row>
        <table:table-row table:style-name="Table1.3">
          <table:table-cell table:style-name="Table1.A199" office:value-type="string">
            <text:p text:style-name="Table_20_Contents"><text:span text:style-name="T4">199)</text:span><text:span text:style-name="T2"> </text:span><text:span text:style-name="T3">Namibie</text:span></text:p>
          </table:table-cell>
          <table:table-cell table:style-name="Table1.B199" office:value-type="string">
            <text:p text:style-name="P4">Windhoek</text:p>
          </table:table-cell>
        </table:table-row>
        <table:table-row table:style-name="Table1.1">
          <table:table-cell table:style-name="Table1.A200" office:value-type="string">
            <text:p text:style-name="Table_20_Contents"><text:span text:style-name="T4">200)</text:span><text:span text:style-name="T2"> </text:span><text:span text:style-name="T3">Côte d'Ivoire</text:span></text:p>
          </table:table-cell>
          <table:table-cell table:style-name="Table1.B200" office:value-type="string">
            <text:p text:style-name="P6"><text:span text:style-name="T3">Yamoussoukro</text:span><text:bookmark text:name="cite_ref-35"/><text:span text:style-name="T1">32</text:span></text:p>
          </table:table-cell>
        </table:table-row>
        <table:table-row table:style-name="Table1.3">
          <table:table-cell table:style-name="Table1.A201" office:value-type="string">
            <text:p text:style-name="Table_20_Contents"><text:span text:style-name="T4">201)</text:span><text:span text:style-name="T2"> </text:span><text:span text:style-name="T3">Cameroun</text:span></text:p>
          </table:table-cell>
          <table:table-cell table:style-name="Table1.B201" office:value-type="string">
            <text:p text:style-name="P4">Yaoundé</text:p>
          </table:table-cell>
        </table:table-row>
        <table:table-row table:style-name="Table1.1">
          <table:table-cell table:style-name="Table1.A202" office:value-type="string">
            <text:p text:style-name="Table_20_Contents"><text:span text:style-name="T4">202)</text:span><text:span text:style-name="T2"> </text:span><text:span text:style-name="T3">Nauru</text:span></text:p>
          </table:table-cell>
          <table:table-cell table:style-name="Table1.B202" office:value-type="string">
            <text:p text:style-name="Table_20_Contents"><text:span text:style-name="T3">Yaren</text:span><text:span text:style-name="T2"> </text:span></text:p>
          </table:table-cell>
        </table:table-row>
        <table:table-row table:style-name="Table1.3">
          <table:table-cell table:style-name="Table1.A203" office:value-type="string">
            <text:p text:style-name="Table_20_Contents"><text:span text:style-name="T4">203)</text:span><text:span text:style-name="T2"> </text:span><text:span text:style-name="T3">Croatie</text:span></text:p>
          </table:table-cell>
          <table:table-cell table:style-name="Table1.B203" office:value-type="string">
            <text:p text:style-name="P4">Zagreb</text:p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4:35:05.727912812</meta:creation-date>
    <dc:date>2021-11-24T08:16:21.548851183</dc:date>
    <meta:editing-duration>PT22H9M33S</meta:editing-duration>
    <meta:editing-cycles>6</meta:editing-cycles>
    <meta:generator>LibreOffice/7.2.2.2$Linux_X86_64 LibreOffice_project/20$Build-2</meta:generator>
    <meta:document-statistic meta:table-count="1" meta:image-count="0" meta:object-count="0" meta:page-count="5" meta:paragraph-count="406" meta:word-count="672" meta:character-count="4330" meta:non-whitespace-character-count="4057"/>
  </office:meta>
</office:document-meta>
</file>